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cent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75" calcext:value-type="float">
            <text:p>0,00127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82" calcext:value-type="float">
            <text:p>0,001282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9" calcext:value-type="float">
            <text:p>0,001289</text:p>
          </table:table-cell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94" calcext:value-type="float">
            <text:p>0,001294</text:p>
          </table:table-cell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4" calcext:value-type="float">
            <text:p>0,001294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262" calcext:value-type="float">
            <text:p>0,001262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office:value-type="float" office:value="0.001287" calcext:value-type="float">
            <text:p>0,001287</text:p>
          </table:table-cell>
          <table:table-cell office:value-type="float" office:value="0.001224" calcext:value-type="float">
            <text:p>0,001224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266" calcext:value-type="float">
            <text:p>0,001266</text:p>
          </table:table-cell>
        </table:table-row>
        <table:table-row table:style-name="ro1">
          <table:table-cell office:value-type="float" office:value="0.00126" calcext:value-type="float">
            <text:p>0,00126</text:p>
          </table:table-cell>
          <table:table-cell office:value-type="float" office:value="0.001055" calcext:value-type="float">
            <text:p>0,001055</text:p>
          </table:table-cell>
        </table:table-row>
        <table:table-row table:style-name="ro1">
          <table:table-cell office:value-type="float" office:value="0.001222" calcext:value-type="float">
            <text:p>0,001222</text:p>
          </table:table-cell>
          <table:table-cell office:value-type="float" office:value="0.001123" calcext:value-type="float">
            <text:p>0,001123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3" calcext:value-type="float">
            <text:p>0,00113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136" calcext:value-type="float">
            <text:p>0,001136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14" calcext:value-type="float">
            <text:p>0,001214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079" calcext:value-type="float">
            <text:p>0,00107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41" calcext:value-type="float">
            <text:p>0,00124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135" calcext:value-type="float">
            <text:p>0,00113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38" calcext:value-type="float">
            <text:p>0,00113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174" calcext:value-type="float">
            <text:p>0,001174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098" calcext:value-type="float">
            <text:p>0,00109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44" calcext:value-type="float">
            <text:p>0,001244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15" calcext:value-type="float">
            <text:p>0,00121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05" calcext:value-type="float">
            <text:p>0,00120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18" calcext:value-type="float">
            <text:p>0,00111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18" calcext:value-type="float">
            <text:p>0,001218</text:p>
          </table:table-cell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1223" calcext:value-type="float">
            <text:p>0,001223</text:p>
          </table:table-cell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19" calcext:value-type="float">
            <text:p>0,001119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064" calcext:value-type="float">
            <text:p>0,001064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066" calcext:value-type="float">
            <text:p>0,001066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095" calcext:value-type="float">
            <text:p>0,001095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table:number-columns-repeated="2"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109" calcext:value-type="float">
            <text:p>0,001109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65" calcext:value-type="float">
            <text:p>0,001065</text:p>
          </table:table-cell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199" calcext:value-type="float">
            <text:p>0,001199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23" calcext:value-type="float">
            <text:p>0,00123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175" calcext:value-type="float">
            <text:p>0,001175</text:p>
          </table:table-cell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093" calcext:value-type="float">
            <text:p>0,001093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27" calcext:value-type="float">
            <text:p>0,001127</text:p>
          </table:table-cell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1195" calcext:value-type="float">
            <text:p>0,001195</text:p>
          </table:table-cell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212" calcext:value-type="float">
            <text:p>0,001212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128" calcext:value-type="float">
            <text:p>0,001128</text:p>
          </table:table-cell>
        </table:table-row>
        <table:table-row table:style-name="ro1">
          <table:table-cell office:value-type="float" office:value="0.001175" calcext:value-type="float">
            <text:p>0,001175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231" calcext:value-type="float">
            <text:p>0,001231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227" calcext:value-type="float">
            <text:p>0,001227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51" calcext:value-type="float">
            <text:p>0,001151</text:p>
          </table:table-cell>
        </table:table-row>
        <table:table-row table:style-name="ro1">
          <table:table-cell office:value-type="float" office:value="0.001197" calcext:value-type="float">
            <text:p>0,001197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0.001239" calcext:value-type="float">
            <text:p>0,001239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12" calcext:value-type="float">
            <text:p>0,00112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092" calcext:value-type="float">
            <text:p>0,001092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33" calcext:value-type="float">
            <text:p>0,001133</text:p>
          </table:table-cell>
        </table:table-row>
        <table:table-row table:style-name="ro1">
          <table:table-cell office:value-type="float" office:value="0.001212" calcext:value-type="float">
            <text:p>0,001212</text:p>
          </table:table-cell>
          <table:table-cell office:value-type="float" office:value="0.001117" calcext:value-type="float">
            <text:p>0,001117</text:p>
          </table:table-cell>
        </table:table-row>
        <table:table-row table:style-name="ro1">
          <table:table-cell office:value-type="float" office:value="0.001213" calcext:value-type="float">
            <text:p>0,001213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0.001228" calcext:value-type="float">
            <text:p>0,001228</text:p>
          </table:table-cell>
          <table:table-cell office:value-type="float" office:value="0.001241" calcext:value-type="float">
            <text:p>0,001241</text:p>
          </table:table-cell>
        </table:table-row>
        <table:table-row table:style-name="ro1">
          <table:table-cell office:value-type="float" office:value="0.001138" calcext:value-type="float">
            <text:p>0,001138</text:p>
          </table:table-cell>
          <table:table-cell office:value-type="float" office:value="0.001119" calcext:value-type="float">
            <text:p>0,001119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239" calcext:value-type="float">
            <text:p>0,001239</text:p>
          </table:table-cell>
          <table:table-cell office:value-type="float" office:value="0.001064" calcext:value-type="float">
            <text:p>0,001064</text:p>
          </table:table-cell>
        </table:table-row>
        <table:table-row table:style-name="ro1">
          <table:table-cell office:value-type="float" office:value="0.001244" calcext:value-type="float">
            <text:p>0,001244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256" calcext:value-type="float">
            <text:p>0,001256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198" calcext:value-type="float">
            <text:p>0,001198</text:p>
          </table:table-cell>
          <table:table-cell office:value-type="float" office:value="0.001161" calcext:value-type="float">
            <text:p>0,001161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37" calcext:value-type="float">
            <text:p>0,001137</text:p>
          </table:table-cell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093" calcext:value-type="float">
            <text:p>0,001093</text:p>
          </table:table-cell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068" calcext:value-type="float">
            <text:p>0,001068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table:number-columns-repeated="2"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074" calcext:value-type="float">
            <text:p>0,001074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0.00118" calcext:value-type="float">
            <text:p>0,00118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202" calcext:value-type="float">
            <text:p>0,001202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068" calcext:value-type="float">
            <text:p>0,001068</text:p>
          </table:table-cell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188" calcext:value-type="float">
            <text:p>0,001188</text:p>
          </table:table-cell>
        </table:table-row>
        <table:table-row table:style-name="ro1">
          <table:table-cell office:value-type="float" office:value="0.001135" calcext:value-type="float">
            <text:p>0,001135</text:p>
          </table:table-cell>
          <table:table-cell office:value-type="float" office:value="0.001197" calcext:value-type="float">
            <text:p>0,001197</text:p>
          </table:table-cell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2" calcext:value-type="float">
            <text:p>0,001232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076" calcext:value-type="float">
            <text:p>0,001076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73" calcext:value-type="float">
            <text:p>0,001173</text:p>
          </table:table-cell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219" calcext:value-type="float">
            <text:p>0,001219</text:p>
          </table:table-cell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1235" calcext:value-type="float">
            <text:p>0,001235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229" calcext:value-type="float">
            <text:p>0,001229</text:p>
          </table:table-cell>
          <table:table-cell office:value-type="float" office:value="0.001237" calcext:value-type="float">
            <text:p>0,001237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44" calcext:value-type="float">
            <text:p>0,001244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244" calcext:value-type="float">
            <text:p>0,001244</text:p>
          </table:table-cell>
        </table:table-row>
        <table:table-row table:style-name="ro1">
          <table:table-cell office:value-type="float" office:value="0.001173" calcext:value-type="float">
            <text:p>0,001173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208" calcext:value-type="float">
            <text:p>0,001208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 office:value-type="float" office:value="0.00125" calcext:value-type="float">
            <text:p>0,00125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1187" calcext:value-type="float">
            <text:p>0,001187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203" calcext:value-type="float">
            <text:p>0,001203</text:p>
          </table:table-cell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119" calcext:value-type="float">
            <text:p>0,001119</text:p>
          </table:table-cell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table:number-columns-repeated="2"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093" calcext:value-type="float">
            <text:p>0,001093</text:p>
          </table:table-cell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109" calcext:value-type="float">
            <text:p>0,001109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3" calcext:value-type="float">
            <text:p>0,00113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93" calcext:value-type="float">
            <text:p>0,001093</text:p>
          </table:table-cell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13" calcext:value-type="float">
            <text:p>0,00113</text:p>
          </table:table-cell>
        </table:table-row>
        <table:table-row table:style-name="ro1">
          <table:table-cell office:value-type="float" office:value="0.001087" calcext:value-type="float">
            <text:p>0,001087</text:p>
          </table:table-cell>
          <table:table-cell office:value-type="float" office:value="0.001112" calcext:value-type="float">
            <text:p>0,001112</text:p>
          </table:table-cell>
        </table:table-row>
        <table:table-row table:style-name="ro1">
          <table:table-cell office:value-type="float" office:value="0.00115" calcext:value-type="float">
            <text:p>0,00115</text:p>
          </table:table-cell>
          <table:table-cell office:value-type="float" office:value="0.001095" calcext:value-type="float">
            <text:p>0,001095</text:p>
          </table:table-cell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1109" calcext:value-type="float">
            <text:p>0,001109</text:p>
          </table:table-cell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9" calcext:value-type="float">
            <text:p>0,001109</text:p>
          </table:table-cell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2" calcext:value-type="float">
            <text:p>0,00112</text:p>
          </table:table-cell>
        </table:table-row>
        <table:table-row table:style-name="ro1">
          <table:table-cell office:value-type="float" office:value="0.001179" calcext:value-type="float">
            <text:p>0,001179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 office:value-type="float" office:value="0.001188" calcext:value-type="float">
            <text:p>0,001188</text:p>
          </table:table-cell>
          <table:table-cell office:value-type="float" office:value="0.001199" calcext:value-type="float">
            <text:p>0,001199</text:p>
          </table:table-cell>
        </table:table-row>
        <table:table-row table:style-name="ro1">
          <table:table-cell office:value-type="float" office:value="0.00125" calcext:value-type="float">
            <text:p>0,00125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 office:value-type="float" office:value="0.001213" calcext:value-type="float">
            <text:p>0,001213</text:p>
          </table:table-cell>
          <table:table-cell office:value-type="float" office:value="0.001203" calcext:value-type="float">
            <text:p>0,001203</text:p>
          </table:table-cell>
        </table:table-row>
        <table:table-row table:style-name="ro1">
          <table:table-cell office:value-type="float" office:value="0.001229" calcext:value-type="float">
            <text:p>0,001229</text:p>
          </table:table-cell>
          <table:table-cell office:value-type="float" office:value="0.001174" calcext:value-type="float">
            <text:p>0,001174</text:p>
          </table:table-cell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1113" calcext:value-type="float">
            <text:p>0,001113</text:p>
          </table:table-cell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1123" calcext:value-type="float">
            <text:p>0,001123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39" calcext:value-type="float">
            <text:p>0,001139</text:p>
          </table:table-cell>
        </table:table-row>
        <table:table-row table:style-name="ro1">
          <table:table-cell office:value-type="float" office:value="0.001216" calcext:value-type="float">
            <text:p>0,001216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1219" calcext:value-type="float">
            <text:p>0,001219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47" calcext:value-type="float">
            <text:p>0,001247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257" calcext:value-type="float">
            <text:p>0,001257</text:p>
          </table:table-cell>
          <table:table-cell office:value-type="float" office:value="0.001178" calcext:value-type="float">
            <text:p>0,001178</text:p>
          </table:table-cell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239" calcext:value-type="float">
            <text:p>0,001239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22" calcext:value-type="float">
            <text:p>0,00122</text:p>
          </table:table-cell>
        </table:table-row>
        <table:table-row table:style-name="ro1">
          <table:table-cell office:value-type="float" office:value="0.001217" calcext:value-type="float">
            <text:p>0,001217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218" calcext:value-type="float">
            <text:p>0,001218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16" calcext:value-type="float">
            <text:p>0,001216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8" calcext:value-type="float">
            <text:p>0,001108</text:p>
          </table:table-cell>
        </table:table-row>
        <table:table-row table:style-name="ro1">
          <table:table-cell office:value-type="float" office:value="0.001231" calcext:value-type="float">
            <text:p>0,001231</text:p>
          </table:table-cell>
          <table:table-cell office:value-type="float" office:value="0.001109" calcext:value-type="float">
            <text:p>0,001109</text:p>
          </table:table-cell>
        </table:table-row>
        <table:table-row table:style-name="ro1">
          <table:table-cell office:value-type="float" office:value="0.001245" calcext:value-type="float">
            <text:p>0,001245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59" calcext:value-type="float">
            <text:p>0,001259</text:p>
          </table:table-cell>
          <table:table-cell office:value-type="float" office:value="0.00107" calcext:value-type="float">
            <text:p>0,00107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98" calcext:value-type="float">
            <text:p>0,001198</text:p>
          </table:table-cell>
          <table:table-cell office:value-type="float" office:value="0.001229" calcext:value-type="float">
            <text:p>0,001229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42" calcext:value-type="float">
            <text:p>0,001142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166" calcext:value-type="float">
            <text:p>0,001166</text:p>
          </table:table-cell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234" calcext:value-type="float">
            <text:p>0,001234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079" calcext:value-type="float">
            <text:p>0,001079</text:p>
          </table:table-cell>
          <table:table-cell office:value-type="float" office:value="0.001229" calcext:value-type="float">
            <text:p>0,001229</text:p>
          </table:table-cell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93" calcext:value-type="float">
            <text:p>0,001193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86" calcext:value-type="float">
            <text:p>0,001086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table:number-columns-repeated="2"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206" calcext:value-type="float">
            <text:p>0,001206</text:p>
          </table:table-cell>
        </table:table-row>
        <table:table-row table:style-name="ro1">
          <table:table-cell office:value-type="float" office:value="0.00121" calcext:value-type="float">
            <text:p>0,00121</text:p>
          </table:table-cell>
          <table:table-cell office:value-type="float" office:value="0.001239" calcext:value-type="float">
            <text:p>0,001239</text:p>
          </table:table-cell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123" calcext:value-type="float">
            <text:p>0,00123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7" calcext:value-type="float">
            <text:p>0,001237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63" calcext:value-type="float">
            <text:p>0,001163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 office:value-type="float" office:value="0.001156" calcext:value-type="float">
            <text:p>0,001156</text:p>
          </table:table-cell>
          <table:table-cell office:value-type="float" office:value="0.001081" calcext:value-type="float">
            <text:p>0,001081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24" calcext:value-type="float">
            <text:p>0,001024</text:p>
          </table:table-cell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0993" calcext:value-type="float">
            <text:p>0,000993</text:p>
          </table:table-cell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0994" calcext:value-type="float">
            <text:p>0,000994</text:p>
          </table:table-cell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096" calcext:value-type="float">
            <text:p>0,00096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0933" calcext:value-type="float">
            <text:p>0,000933</text:p>
          </table:table-cell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034" calcext:value-type="float">
            <text:p>0,001034</text:p>
          </table:table-cell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0964" calcext:value-type="float">
            <text:p>0,000964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86" calcext:value-type="float">
            <text:p>0,000986</text:p>
          </table:table-cell>
        </table:table-row>
        <table:table-row table:style-name="ro1">
          <table:table-cell office:value-type="float" office:value="0.001067" calcext:value-type="float">
            <text:p>0,001067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53" calcext:value-type="float">
            <text:p>0,000953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01" calcext:value-type="float">
            <text:p>0,00101</text:p>
          </table:table-cell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23" calcext:value-type="float">
            <text:p>0,00123</text:p>
          </table:table-cell>
          <table:table-cell office:value-type="float" office:value="0.001118" calcext:value-type="float">
            <text:p>0,001118</text:p>
          </table:table-cell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08" calcext:value-type="float">
            <text:p>0,00108</text:p>
          </table:table-cell>
        </table:table-row>
        <table:table-row table:style-name="ro1">
          <table:table-cell office:value-type="float" office:value="0.001235" calcext:value-type="float">
            <text:p>0,001235</text:p>
          </table:table-cell>
          <table:table-cell office:value-type="float" office:value="0.001113" calcext:value-type="float">
            <text:p>0,001113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0982" calcext:value-type="float">
            <text:p>0,000982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0961" calcext:value-type="float">
            <text:p>0,000961</text:p>
          </table:table-cell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032" calcext:value-type="float">
            <text:p>0,001032</text:p>
          </table:table-cell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113" calcext:value-type="float">
            <text:p>0,001113</text:p>
          </table:table-cell>
        </table:table-row>
        <table:table-row table:style-name="ro1">
          <table:table-cell office:value-type="float" office:value="0.00122" calcext:value-type="float">
            <text:p>0,00122</text:p>
          </table:table-cell>
          <table:table-cell office:value-type="float" office:value="0.001077" calcext:value-type="float">
            <text:p>0,001077</text:p>
          </table:table-cell>
        </table:table-row>
        <table:table-row table:style-name="ro1">
          <table:table-cell office:value-type="float" office:value="0.001199" calcext:value-type="float">
            <text:p>0,001199</text:p>
          </table:table-cell>
          <table:table-cell office:value-type="float" office:value="0.001117" calcext:value-type="float">
            <text:p>0,001117</text:p>
          </table:table-cell>
        </table:table-row>
        <table:table-row table:style-name="ro1">
          <table:table-cell office:value-type="float" office:value="0.001192" calcext:value-type="float">
            <text:p>0,001192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042" calcext:value-type="float">
            <text:p>0,001042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058" calcext:value-type="float">
            <text:p>0,001058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01" calcext:value-type="float">
            <text:p>0,00101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0953" calcext:value-type="float">
            <text:p>0,000953</text:p>
          </table:table-cell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0959" calcext:value-type="float">
            <text:p>0,000959</text:p>
          </table:table-cell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69" calcext:value-type="float">
            <text:p>0,001069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9" calcext:value-type="float">
            <text:p>0,00109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74" calcext:value-type="float">
            <text:p>0,001074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24" calcext:value-type="float">
            <text:p>0,001124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15" calcext:value-type="float">
            <text:p>0,001015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001063" calcext:value-type="float">
            <text:p>0,001063</text:p>
          </table:table-cell>
          <table:table-cell office:value-type="float" office:value="0.00105" calcext:value-type="float">
            <text:p>0,00105</text:p>
          </table:table-cell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0907" calcext:value-type="float">
            <text:p>0,000907</text:p>
          </table:table-cell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38" calcext:value-type="float">
            <text:p>0,00038</text:p>
          </table:table-cell>
        </table:table-row>
        <table:table-row table:style-name="ro1">
          <table:table-cell office:value-type="float" office:value="0.001062" calcext:value-type="float">
            <text:p>0,001062</text:p>
          </table:table-cell>
          <table:table-cell office:value-type="float" office:value="0.00105" calcext:value-type="float">
            <text:p>0,00105</text:p>
          </table:table-cell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088" calcext:value-type="float">
            <text:p>0,001088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12" calcext:value-type="float">
            <text:p>0,00112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281" calcext:value-type="float">
            <text:p>0,001281</text:p>
          </table:table-cell>
        </table:table-row>
        <table:table-row table:style-name="ro1">
          <table:table-cell office:value-type="float" office:value="0.001124" calcext:value-type="float">
            <text:p>0,00112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118" calcext:value-type="float">
            <text:p>0,001118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082" calcext:value-type="float">
            <text:p>0,001082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0988" calcext:value-type="float">
            <text:p>0,00098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015" calcext:value-type="float">
            <text:p>0,00101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085" calcext:value-type="float">
            <text:p>0,001085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0994" calcext:value-type="float">
            <text:p>0,000994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076" calcext:value-type="float">
            <text:p>0,001076</text:p>
          </table:table-cell>
          <table:table-cell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0988" calcext:value-type="float">
            <text:p>0,00098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022" calcext:value-type="float">
            <text:p>0,001022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0993" calcext:value-type="float">
            <text:p>0,00099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046" calcext:value-type="float">
            <text:p>0,00104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061" calcext:value-type="float">
            <text:p>0,00106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0423" calcext:value-type="float">
            <text:p>0,000423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56" calcext:value-type="float">
            <text:p>0,001156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49" calcext:value-type="float">
            <text:p>0,00124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273" calcext:value-type="float">
            <text:p>0,00127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192" calcext:value-type="float">
            <text:p>0,001192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09" calcext:value-type="float">
            <text:p>0,001209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189" calcext:value-type="float">
            <text:p>0,00118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62" calcext:value-type="float">
            <text:p>0,00116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1" calcext:value-type="float">
            <text:p>0,00126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05" calcext:value-type="float">
            <text:p>0,0012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11" calcext:value-type="float">
            <text:p>0,00121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2" calcext:value-type="float">
            <text:p>0,00128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1" calcext:value-type="float">
            <text:p>0,00128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183" calcext:value-type="float">
            <text:p>0,00118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22" calcext:value-type="float">
            <text:p>0,00122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45" calcext:value-type="float">
            <text:p>0,00124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14" calcext:value-type="float">
            <text:p>0,001214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68" calcext:value-type="float">
            <text:p>0,00106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096" calcext:value-type="float">
            <text:p>0,00109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3" calcext:value-type="float">
            <text:p>0,00123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39" calcext:value-type="float">
            <text:p>0,00123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61" calcext:value-type="float">
            <text:p>0,00116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1" calcext:value-type="float">
            <text:p>0,00124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28" calcext:value-type="float">
            <text:p>0,001228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74" calcext:value-type="float">
            <text:p>0,00117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63" calcext:value-type="float">
            <text:p>0,001163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03" calcext:value-type="float">
            <text:p>0,001103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096" calcext:value-type="float">
            <text:p>0,001096</text:p>
          </table:table-cell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227" calcext:value-type="float">
            <text:p>0,001227</text:p>
          </table:table-cell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182" calcext:value-type="float">
            <text:p>0,001182</text:p>
          </table:table-cell>
          <table:table-cell office:value-type="float" office:value="0.001203" calcext:value-type="float">
            <text:p>0,001203</text:p>
          </table:table-cell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183" calcext:value-type="float">
            <text:p>0,001183</text:p>
          </table:table-cell>
        </table:table-row>
        <table:table-row table:style-name="ro1">
          <table:table-cell office:value-type="float" office:value="0.001179" calcext:value-type="float">
            <text:p>0,001179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202" calcext:value-type="float">
            <text:p>0,00120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249" calcext:value-type="float">
            <text:p>0,001249</text:p>
          </table:table-cell>
          <table:table-cell office:value-type="float" office:value="0.001234" calcext:value-type="float">
            <text:p>0,001234</text:p>
          </table:table-cell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202" calcext:value-type="float">
            <text:p>0,001202</text:p>
          </table:table-cell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1133" calcext:value-type="float">
            <text:p>0,001133</text:p>
          </table:table-cell>
        </table:table-row>
        <table:table-row table:style-name="ro1">
          <table:table-cell office:value-type="float" office:value="0.001247" calcext:value-type="float">
            <text:p>0,001247</text:p>
          </table:table-cell>
          <table:table-cell office:value-type="float" office:value="0.001133" calcext:value-type="float">
            <text:p>0,001133</text:p>
          </table:table-cell>
        </table:table-row>
        <table:table-row table:style-name="ro1">
          <table:table-cell office:value-type="float" office:value="0.001174" calcext:value-type="float">
            <text:p>0,001174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139" calcext:value-type="float">
            <text:p>0,001139</text:p>
          </table:table-cell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35" calcext:value-type="float">
            <text:p>0,001135</text:p>
          </table:table-cell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0.001153" calcext:value-type="float">
            <text:p>0,001153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0.001214" calcext:value-type="float">
            <text:p>0,001214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1239" calcext:value-type="float">
            <text:p>0,001239</text:p>
          </table:table-cell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203" calcext:value-type="float">
            <text:p>0,001203</text:p>
          </table:table-cell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1174" calcext:value-type="float">
            <text:p>0,001174</text:p>
          </table:table-cell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193" calcext:value-type="float">
            <text:p>0,001193</text:p>
          </table:table-cell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0.001136" calcext:value-type="float">
            <text:p>0,001136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236" calcext:value-type="float">
            <text:p>0,001236</text:p>
          </table:table-cell>
        </table:table-row>
        <table:table-row table:style-name="ro1">
          <table:table-cell office:value-type="float" office:value="0.001245" calcext:value-type="float">
            <text:p>0,001245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241" calcext:value-type="float">
            <text:p>0,001241</text:p>
          </table:table-cell>
        </table:table-row>
        <table:table-row table:style-name="ro1">
          <table:table-cell office:value-type="float" office:value="0.001244" calcext:value-type="float">
            <text:p>0,001244</text:p>
          </table:table-cell>
          <table:table-cell office:value-type="float" office:value="0.001189" calcext:value-type="float">
            <text:p>0,001189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158" calcext:value-type="float">
            <text:p>0,001158</text:p>
          </table:table-cell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161" calcext:value-type="float">
            <text:p>0,001161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099" calcext:value-type="float">
            <text:p>0,001099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225" calcext:value-type="float">
            <text:p>0,001225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231" calcext:value-type="float">
            <text:p>0,001231</text:p>
          </table:table-cell>
        </table:table-row>
        <table:table-row table:style-name="ro1">
          <table:table-cell office:value-type="float" office:value="0.001165" calcext:value-type="float">
            <text:p>0,001165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204" calcext:value-type="float">
            <text:p>0,001204</text:p>
          </table:table-cell>
          <table:table-cell office:value-type="float" office:value="0.001077" calcext:value-type="float">
            <text:p>0,001077</text:p>
          </table:table-cell>
        </table:table-row>
        <table:table-row table:style-name="ro1">
          <table:table-cell office:value-type="float" office:value="0.001242" calcext:value-type="float">
            <text:p>0,001242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36" calcext:value-type="float">
            <text:p>0,001136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94" calcext:value-type="float">
            <text:p>0,001094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01" calcext:value-type="float">
            <text:p>0,001101</text:p>
          </table:table-cell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068" calcext:value-type="float">
            <text:p>0,001068</text:p>
          </table:table-cell>
        </table:table-row>
        <table:table-row table:style-name="ro1">
          <table:table-cell office:value-type="float" office:value="0.001158" calcext:value-type="float">
            <text:p>0,001158</text:p>
          </table:table-cell>
          <table:table-cell office:value-type="float" office:value="0.001102" calcext:value-type="float">
            <text:p>0,001102</text:p>
          </table:table-cell>
        </table:table-row>
        <table:table-row table:style-name="ro1">
          <table:table-cell table:number-columns-repeated="2" office:value-type="float" office:value="0.001237" calcext:value-type="float">
            <text:p>0,001237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229" calcext:value-type="float">
            <text:p>0,001229</text:p>
          </table:table-cell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237" calcext:value-type="float">
            <text:p>0,001237</text:p>
          </table:table-cell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233" calcext:value-type="float">
            <text:p>0,001233</text:p>
          </table:table-cell>
        </table:table-row>
        <table:table-row table:style-name="ro1">
          <table:table-cell office:value-type="float" office:value="0.001171" calcext:value-type="float">
            <text:p>0,001171</text:p>
          </table:table-cell>
          <table:table-cell office:value-type="float" office:value="0.001193" calcext:value-type="float">
            <text:p>0,001193</text:p>
          </table:table-cell>
        </table:table-row>
        <table:table-row table:style-name="ro1">
          <table:table-cell office:value-type="float" office:value="0.001182" calcext:value-type="float">
            <text:p>0,00118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 office:value-type="float" office:value="0.001175" calcext:value-type="float">
            <text:p>0,001175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238" calcext:value-type="float">
            <text:p>0,001238</text:p>
          </table:table-cell>
        </table:table-row>
        <table:table-row table:style-name="ro1">
          <table:table-cell office:value-type="float" office:value="0.001183" calcext:value-type="float">
            <text:p>0,00118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09" calcext:value-type="float">
            <text:p>0,00109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29" calcext:value-type="float">
            <text:p>0,001229</text:p>
          </table:table-cell>
        </table:table-row>
        <table:table-row table:style-name="ro1">
          <table:table-cell office:value-type="float" office:value="0.00108" calcext:value-type="float">
            <text:p>0,00108</text:p>
          </table:table-cell>
          <table:table-cell office:value-type="float" office:value="0.001195" calcext:value-type="float">
            <text:p>0,001195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227" calcext:value-type="float">
            <text:p>0,001227</text:p>
          </table:table-cell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241" calcext:value-type="float">
            <text:p>0,001241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24" calcext:value-type="float">
            <text:p>0,00124</text:p>
          </table:table-cell>
        </table:table-row>
        <table:table-row table:style-name="ro1">
          <table:table-cell office:value-type="float" office:value="0.001134" calcext:value-type="float">
            <text:p>0,001134</text:p>
          </table:table-cell>
          <table:table-cell office:value-type="float" office:value="0.001218" calcext:value-type="float">
            <text:p>0,001218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86" calcext:value-type="float">
            <text:p>0,001186</text:p>
          </table:table-cell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033" calcext:value-type="float">
            <text:p>0,001033</text:p>
          </table:table-cell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0982" calcext:value-type="float">
            <text:p>0,000982</text:p>
          </table:table-cell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1155" calcext:value-type="float">
            <text:p>0,001155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1178" calcext:value-type="float">
            <text:p>0,001178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214" calcext:value-type="float">
            <text:p>0,001214</text:p>
          </table:table-cell>
          <table:table-cell office:value-type="float" office:value="0.000953" calcext:value-type="float">
            <text:p>0,000953</text:p>
          </table:table-cell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0927" calcext:value-type="float">
            <text:p>0,000927</text:p>
          </table:table-cell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96" calcext:value-type="float">
            <text:p>0,001196</text:p>
          </table:table-cell>
          <table:table-cell office:value-type="float" office:value="0.000959" calcext:value-type="float">
            <text:p>0,000959</text:p>
          </table:table-cell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0979" calcext:value-type="float">
            <text:p>0,000979</text:p>
          </table:table-cell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1121" calcext:value-type="float">
            <text:p>0,001121</text:p>
          </table:table-cell>
          <table:table-cell office:value-type="float" office:value="0.000959" calcext:value-type="float">
            <text:p>0,000959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65" calcext:value-type="float">
            <text:p>0,000965</text:p>
          </table:table-cell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56" calcext:value-type="float">
            <text:p>0,000956</text:p>
          </table:table-cell>
        </table:table-row>
        <table:table-row table:style-name="ro1">
          <table:table-cell office:value-type="float" office:value="0.001064" calcext:value-type="float">
            <text:p>0,001064</text:p>
          </table:table-cell>
          <table:table-cell office:value-type="float" office:value="0.000983" calcext:value-type="float">
            <text:p>0,000983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0953" calcext:value-type="float">
            <text:p>0,000953</text:p>
          </table:table-cell>
        </table:table-row>
        <table:table-row table:style-name="ro1">
          <table:table-cell office:value-type="float" office:value="0.001091" calcext:value-type="float">
            <text:p>0,001091</text:p>
          </table:table-cell>
          <table:table-cell office:value-type="float" office:value="0.000964" calcext:value-type="float">
            <text:p>0,000964</text:p>
          </table:table-cell>
        </table:table-row>
        <table:table-row table:style-name="ro1">
          <table:table-cell office:value-type="float" office:value="0.001091" calcext:value-type="float">
            <text:p>0,001091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1078" calcext:value-type="float">
            <text:p>0,001078</text:p>
          </table:table-cell>
          <table:table-cell office:value-type="float" office:value="0.000981" calcext:value-type="float">
            <text:p>0,000981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071" calcext:value-type="float">
            <text:p>0,001071</text:p>
          </table:table-cell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0986" calcext:value-type="float">
            <text:p>0,000986</text:p>
          </table:table-cell>
        </table:table-row>
        <table:table-row table:style-name="ro1">
          <table:table-cell office:value-type="float" office:value="0.001023" calcext:value-type="float">
            <text:p>0,00102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7" calcext:value-type="float">
            <text:p>0,000987</text:p>
          </table:table-cell>
          <table:table-cell office:value-type="float" office:value="0.000998" calcext:value-type="float">
            <text:p>0,000998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034" calcext:value-type="float">
            <text:p>0,001034</text:p>
          </table:table-cell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0982" calcext:value-type="float">
            <text:p>0,000982</text:p>
          </table:table-cell>
        </table:table-row>
        <table:table-row table:style-name="ro1">
          <table:table-cell table:number-columns-repeated="2" office:value-type="float" office:value="0.000984" calcext:value-type="float">
            <text:p>0,000984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44" calcext:value-type="float">
            <text:p>0,00104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087" calcext:value-type="float">
            <text:p>0,001087</text:p>
          </table:table-cell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83" calcext:value-type="float">
            <text:p>0,001083</text:p>
          </table:table-cell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07" calcext:value-type="float">
            <text:p>0,001107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014" calcext:value-type="float">
            <text:p>0,001014</text:p>
          </table:table-cell>
          <table:table-cell office:value-type="float" office:value="0.001078" calcext:value-type="float">
            <text:p>0,001078</text:p>
          </table:table-cell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113" calcext:value-type="float">
            <text:p>0,00111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0963" calcext:value-type="float">
            <text:p>0,000963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111" calcext:value-type="float">
            <text:p>0,0011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1114" calcext:value-type="float">
            <text:p>0,001114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55" calcext:value-type="float">
            <text:p>0,001055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1033" calcext:value-type="float">
            <text:p>0,001033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72" calcext:value-type="float">
            <text:p>0,0010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117" calcext:value-type="float">
            <text:p>0,00111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095" calcext:value-type="float">
            <text:p>0,001095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0.000997" calcext:value-type="float">
            <text:p>0,000997</text:p>
          </table:table-cell>
          <table:table-cell office:value-type="float" office:value="0.001087" calcext:value-type="float">
            <text:p>0,001087</text:p>
          </table:table-cell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125" calcext:value-type="float">
            <text:p>0,001125</text:p>
          </table:table-cell>
        </table:table-row>
        <table:table-row table:style-name="ro1">
          <table:table-cell office:value-type="float" office:value="0.000991" calcext:value-type="float">
            <text:p>0,000991</text:p>
          </table:table-cell>
          <table:table-cell office:value-type="float" office:value="0.001112" calcext:value-type="float">
            <text:p>0,001112</text:p>
          </table:table-cell>
        </table:table-row>
        <table:table-row table:style-name="ro1">
          <table:table-cell office:value-type="float" office:value="0.001016" calcext:value-type="float">
            <text:p>0,001016</text:p>
          </table:table-cell>
          <table:table-cell office:value-type="float" office:value="0.001112" calcext:value-type="float">
            <text:p>0,001112</text:p>
          </table:table-cell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18" calcext:value-type="float">
            <text:p>0,001118</text:p>
          </table:table-cell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112" calcext:value-type="float">
            <text:p>0,001112</text:p>
          </table:table-cell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127" calcext:value-type="float">
            <text:p>0,001127</text:p>
          </table:table-cell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 office:value-type="float" office:value="0.001039" calcext:value-type="float">
            <text:p>0,001039</text:p>
          </table:table-cell>
          <table:table-cell office:value-type="float" office:value="0.001072" calcext:value-type="float">
            <text:p>0,001072</text:p>
          </table:table-cell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65" calcext:value-type="float">
            <text:p>0,000965</text:p>
          </table:table-cell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0999" calcext:value-type="float">
            <text:p>0,000999</text:p>
          </table:table-cell>
        </table:table-row>
        <table:table-row table:style-name="ro1">
          <table:table-cell office:value-type="float" office:value="0.000963" calcext:value-type="float">
            <text:p>0,000963</text:p>
          </table:table-cell>
          <table:table-cell office:value-type="float" office:value="0.001123" calcext:value-type="float">
            <text:p>0,001123</text:p>
          </table:table-cell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24" calcext:value-type="float">
            <text:p>0,001124</text:p>
          </table:table-cell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06" calcext:value-type="float">
            <text:p>0,001106</text:p>
          </table:table-cell>
        </table:table-row>
        <table:table-row table:style-name="ro1">
          <table:table-cell office:value-type="float" office:value="0.000987" calcext:value-type="float">
            <text:p>0,000987</text:p>
          </table:table-cell>
          <table:table-cell office:value-type="float" office:value="0.001111" calcext:value-type="float">
            <text:p>0,00111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14" calcext:value-type="float">
            <text:p>0,001014</text:p>
          </table:table-cell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56" calcext:value-type="float">
            <text:p>0,000956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4" calcext:value-type="float">
            <text:p>0,000964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56" calcext:value-type="float">
            <text:p>0,000956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3" calcext:value-type="float">
            <text:p>0,000963</text:p>
          </table:table-cell>
        </table:table-row>
        <table:table-row table:style-name="ro1">
          <table:table-cell office:value-type="float" office:value="0.000932" calcext:value-type="float">
            <text:p>0,000932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9" calcext:value-type="float">
            <text:p>0,000979</text:p>
          </table:table-cell>
        </table:table-row>
        <table:table-row table:style-name="ro1">
          <table:table-cell office:value-type="float" office:value="0.000949" calcext:value-type="float">
            <text:p>0,000949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71" calcext:value-type="float">
            <text:p>0,001071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14" calcext:value-type="float">
            <text:p>0,001014</text:p>
          </table:table-cell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018" calcext:value-type="float">
            <text:p>0,001018</text:p>
          </table:table-cell>
        </table:table-row>
        <table:table-row table:style-name="ro1">
          <table:table-cell office:value-type="float" office:value="0.001084" calcext:value-type="float">
            <text:p>0,001084</text:p>
          </table:table-cell>
          <table:table-cell office:value-type="float" office:value="0.000982" calcext:value-type="float">
            <text:p>0,000982</text:p>
          </table:table-cell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04" calcext:value-type="float">
            <text:p>0,001004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118" calcext:value-type="float">
            <text:p>0,001118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05" calcext:value-type="float">
            <text:p>0,00110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1117" calcext:value-type="float">
            <text:p>0,001117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116" calcext:value-type="float">
            <text:p>0,001116</text:p>
          </table:table-cell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1021" calcext:value-type="float">
            <text:p>0,001021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18" calcext:value-type="float">
            <text:p>0,001018</text:p>
          </table:table-cell>
        </table:table-row>
        <table:table-row table:style-name="ro1">
          <table:table-cell office:value-type="float" office:value="0.000968" calcext:value-type="float">
            <text:p>0,000968</text:p>
          </table:table-cell>
          <table:table-cell office:value-type="float" office:value="0.000998" calcext:value-type="float">
            <text:p>0,000998</text:p>
          </table:table-cell>
        </table:table-row>
        <table:table-row table:style-name="ro1">
          <table:table-cell office:value-type="float" office:value="0.000997" calcext:value-type="float">
            <text:p>0,000997</text:p>
          </table:table-cell>
          <table:table-cell office:value-type="float" office:value="0.000981" calcext:value-type="float">
            <text:p>0,000981</text:p>
          </table:table-cell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86" calcext:value-type="float">
            <text:p>0,000986</text:p>
          </table:table-cell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84" calcext:value-type="float">
            <text:p>0,000984</text:p>
          </table:table-cell>
        </table:table-row>
        <table:table-row table:style-name="ro1">
          <table:table-cell office:value-type="float" office:value="0.001046" calcext:value-type="float">
            <text:p>0,001046</text:p>
          </table:table-cell>
          <table:table-cell office:value-type="float" office:value="0.000961" calcext:value-type="float">
            <text:p>0,000961</text:p>
          </table:table-cell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085" calcext:value-type="float">
            <text:p>0,001085</text:p>
          </table:table-cell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0963" calcext:value-type="float">
            <text:p>0,000963</text:p>
          </table:table-cell>
        </table:table-row>
        <table:table-row table:style-name="ro1">
          <table:table-cell office:value-type="float" office:value="0.00115" calcext:value-type="float">
            <text:p>0,00115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0954" calcext:value-type="float">
            <text:p>0,000954</text:p>
          </table:table-cell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049" calcext:value-type="float">
            <text:p>0,001049</text:p>
          </table:table-cell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5" calcext:value-type="float">
            <text:p>0,001115</text:p>
          </table:table-cell>
        </table:table-row>
        <table:table-row table:style-name="ro1">
          <table:table-cell office:value-type="float" office:value="0.001018" calcext:value-type="float">
            <text:p>0,001018</text:p>
          </table:table-cell>
          <table:table-cell office:value-type="float" office:value="0.001059" calcext:value-type="float">
            <text:p>0,001059</text:p>
          </table:table-cell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994" calcext:value-type="float">
            <text:p>0,000994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59" calcext:value-type="float">
            <text:p>0,001059</text:p>
          </table:table-cell>
          <table:table-cell office:value-type="float" office:value="0.000953" calcext:value-type="float">
            <text:p>0,000953</text:p>
          </table:table-cell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1055" calcext:value-type="float">
            <text:p>0,001055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1118" calcext:value-type="float">
            <text:p>0,00111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0927" calcext:value-type="float">
            <text:p>0,000927</text:p>
          </table:table-cell>
        </table:table-row>
        <table:table-row table:style-name="ro1">
          <table:table-cell office:value-type="float" office:value="0.00111" calcext:value-type="float">
            <text:p>0,00111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108" calcext:value-type="float">
            <text:p>0,00108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1083" calcext:value-type="float">
            <text:p>0,001083</text:p>
          </table:table-cell>
          <table:table-cell office:value-type="float" office:value="0.000987" calcext:value-type="float">
            <text:p>0,000987</text:p>
          </table:table-cell>
        </table:table-row>
        <table:table-row table:style-name="ro1">
          <table:table-cell office:value-type="float" office:value="0.001047" calcext:value-type="float">
            <text:p>0,001047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57" calcext:value-type="float">
            <text:p>0,000957</text:p>
          </table:table-cell>
        </table:table-row>
        <table:table-row table:style-name="ro1">
          <table:table-cell office:value-type="float" office:value="0.001018" calcext:value-type="float">
            <text:p>0,001018</text:p>
          </table:table-cell>
          <table:table-cell office:value-type="float" office:value="0.000927" calcext:value-type="float">
            <text:p>0,000927</text:p>
          </table:table-cell>
        </table:table-row>
        <table:table-row table:style-name="ro1">
          <table:table-cell office:value-type="float" office:value="0.001025" calcext:value-type="float">
            <text:p>0,001025</text:p>
          </table:table-cell>
          <table:table-cell office:value-type="float" office:value="0.001077" calcext:value-type="float">
            <text:p>0,001077</text:p>
          </table:table-cell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107" calcext:value-type="float">
            <text:p>0,00107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416" calcext:value-type="float">
            <text:p>0,000416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055" calcext:value-type="float">
            <text:p>0,001055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01" calcext:value-type="float">
            <text:p>0,000901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262" calcext:value-type="float">
            <text:p>0,001262</text:p>
          </table:table-cell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271" calcext:value-type="float">
            <text:p>0,0012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1294" calcext:value-type="float">
            <text:p>0,001294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082" calcext:value-type="float">
            <text:p>0,001082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186" calcext:value-type="float">
            <text:p>0,001186</text:p>
          </table:table-cell>
        </table:table-row>
        <table:table-row table:style-name="ro1">
          <table:table-cell office:value-type="float" office:value="0.00111" calcext:value-type="float">
            <text:p>0,00111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1002" calcext:value-type="float">
            <text:p>0,001002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097" calcext:value-type="float">
            <text:p>0,00097</text:p>
          </table:table-cell>
          <table:table-cell office:value-type="float" office:value="0.001126" calcext:value-type="float">
            <text:p>0,001126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1144" calcext:value-type="float">
            <text:p>0,001144</text:p>
          </table:table-cell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006" calcext:value-type="float">
            <text:p>0,0010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081" calcext:value-type="float">
            <text:p>0,00108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0461" calcext:value-type="float">
            <text:p>0,00046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173" calcext:value-type="float">
            <text:p>0,001173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164" calcext:value-type="float">
            <text:p>0,00116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274" calcext:value-type="float">
            <text:p>0,00127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93" calcext:value-type="float">
            <text:p>0,001293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58" calcext:value-type="float">
            <text:p>0,00125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59" calcext:value-type="float">
            <text:p>0,00125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77" calcext:value-type="float">
            <text:p>0,001277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81" calcext:value-type="float">
            <text:p>0,00118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58" calcext:value-type="float">
            <text:p>0,00115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71" calcext:value-type="float">
            <text:p>0,00127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178" calcext:value-type="float">
            <text:p>0,00117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" calcext:value-type="float">
            <text:p>0,0012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4" calcext:value-type="float">
            <text:p>0,001294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7" calcext:value-type="float">
            <text:p>0,00129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88" calcext:value-type="float">
            <text:p>0,00128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7" calcext:value-type="float">
            <text:p>0,00124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49" calcext:value-type="float">
            <text:p>0,00124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7" calcext:value-type="float">
            <text:p>0,00129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7" calcext:value-type="float">
            <text:p>0,00124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7" calcext:value-type="float">
            <text:p>0,00129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91" calcext:value-type="float">
            <text:p>0,00129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5" calcext:value-type="float">
            <text:p>0,001295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2" calcext:value-type="float">
            <text:p>0,001292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48" calcext:value-type="float">
            <text:p>0,00124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7" calcext:value-type="float">
            <text:p>0,00129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4" calcext:value-type="float">
            <text:p>0,001294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96" calcext:value-type="float">
            <text:p>0,00129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48" calcext:value-type="float">
            <text:p>0,00124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9" calcext:value-type="float">
            <text:p>0,00129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4" calcext:value-type="float">
            <text:p>0,00125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2" calcext:value-type="float">
            <text:p>0,00125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3" calcext:value-type="float">
            <text:p>0,001313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3" calcext:value-type="float">
            <text:p>0,001313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3" calcext:value-type="float">
            <text:p>0,00131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3" calcext:value-type="float">
            <text:p>0,001313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3" calcext:value-type="float">
            <text:p>0,00125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3" calcext:value-type="float">
            <text:p>0,001313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72" calcext:value-type="float">
            <text:p>0,00127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8" calcext:value-type="float">
            <text:p>0,001258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</table:table-row>
        <table:table-row table:style-name="ro1">
          <table:table-cell office:value-type="float" office:value="0.001279" calcext:value-type="float">
            <text:p>0,001279</text:p>
          </table:table-cell>
          <table:table-cell office:value-type="float" office:value="0.001297" calcext:value-type="float">
            <text:p>0,001297</text:p>
          </table:table-cell>
        </table:table-row>
      </table:table>
      <table:table table:name="percent5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928" calcext:value-type="float">
            <text:p>0,000928</text:p>
          </table:table-cell>
          <table:table-cell office:value-type="float" office:value="0.000662" calcext:value-type="float">
            <text:p>0,000662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516" calcext:value-type="float">
            <text:p>0,000516</text:p>
          </table:table-cell>
        </table:table-row>
        <table:table-row table:style-name="ro1">
          <table:table-cell office:value-type="float" office:value="0.000993" calcext:value-type="float">
            <text:p>0,000993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722" calcext:value-type="float">
            <text:p>0,000722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61" calcext:value-type="float">
            <text:p>0,00096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35" calcext:value-type="float">
            <text:p>0,000935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69" calcext:value-type="float">
            <text:p>0,000969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14" calcext:value-type="float">
            <text:p>0,00091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38" calcext:value-type="float">
            <text:p>0,000938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24" calcext:value-type="float">
            <text:p>0,00092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442" calcext:value-type="float">
            <text:p>0,000442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06" calcext:value-type="float">
            <text:p>0,00090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15" calcext:value-type="float">
            <text:p>0,000915</text:p>
          </table:table-cell>
          <table:table-cell office:value-type="float" office:value="0.000923" calcext:value-type="float">
            <text:p>0,000923</text:p>
          </table:table-cell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 office:value-type="float" office:value="0.000948" calcext:value-type="float">
            <text:p>0,000948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776" calcext:value-type="float">
            <text:p>0,000776</text:p>
          </table:table-cell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6" calcext:value-type="float">
            <text:p>0,000806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782" calcext:value-type="float">
            <text:p>0,000782</text:p>
          </table:table-cell>
        </table:table-row>
        <table:table-row table:style-name="ro1">
          <table:table-cell office:value-type="float" office:value="0.000915" calcext:value-type="float">
            <text:p>0,000915</text:p>
          </table:table-cell>
          <table:table-cell office:value-type="float" office:value="0.000804" calcext:value-type="float">
            <text:p>0,000804</text:p>
          </table:table-cell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91" calcext:value-type="float">
            <text:p>0,00091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1">
          <table:table-cell office:value-type="float" office:value="0.000892" calcext:value-type="float">
            <text:p>0,000892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853" calcext:value-type="float">
            <text:p>0,000853</text:p>
          </table:table-cell>
          <table:table-cell office:value-type="float" office:value="0.000894" calcext:value-type="float">
            <text:p>0,000894</text:p>
          </table:table-cell>
        </table:table-row>
        <table:table-row table:style-name="ro1">
          <table:table-cell office:value-type="float" office:value="0.00093" calcext:value-type="float">
            <text:p>0,00093</text:p>
          </table:table-cell>
          <table:table-cell office:value-type="float" office:value="0.000782" calcext:value-type="float">
            <text:p>0,000782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93" calcext:value-type="float">
            <text:p>0,00093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91" calcext:value-type="float">
            <text:p>0,00091</text:p>
          </table:table-cell>
          <table:table-cell office:value-type="float" office:value="0.000862" calcext:value-type="float">
            <text:p>0,000862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34" calcext:value-type="float">
            <text:p>0,000934</text:p>
          </table:table-cell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909" calcext:value-type="float">
            <text:p>0,000909</text:p>
          </table:table-cell>
        </table:table-row>
        <table:table-row table:style-name="ro1">
          <table:table-cell office:value-type="float" office:value="0.00095" calcext:value-type="float">
            <text:p>0,00095</text:p>
          </table:table-cell>
          <table:table-cell office:value-type="float" office:value="0.000866" calcext:value-type="float">
            <text:p>0,000866</text:p>
          </table:table-cell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08" calcext:value-type="float">
            <text:p>0,000808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91" calcext:value-type="float">
            <text:p>0,00091</text:p>
          </table:table-cell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934" calcext:value-type="float">
            <text:p>0,000934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904" calcext:value-type="float">
            <text:p>0,000904</text:p>
          </table:table-cell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934" calcext:value-type="float">
            <text:p>0,000934</text:p>
          </table:table-cell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911" calcext:value-type="float">
            <text:p>0,000911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93" calcext:value-type="float">
            <text:p>0,000793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785" calcext:value-type="float">
            <text:p>0,000785</text:p>
          </table:table-cell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907" calcext:value-type="float">
            <text:p>0,000907</text:p>
          </table:table-cell>
          <table:table-cell office:value-type="float" office:value="0.000897" calcext:value-type="float">
            <text:p>0,000897</text:p>
          </table:table-cell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845" calcext:value-type="float">
            <text:p>0,000845</text:p>
          </table:table-cell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814" calcext:value-type="float">
            <text:p>0,000814</text:p>
          </table:table-cell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807" calcext:value-type="float">
            <text:p>0,000807</text:p>
          </table:table-cell>
        </table:table-row>
        <table:table-row table:style-name="ro1">
          <table:table-cell office:value-type="float" office:value="0.000929" calcext:value-type="float">
            <text:p>0,000929</text:p>
          </table:table-cell>
          <table:table-cell office:value-type="float" office:value="0.000787" calcext:value-type="float">
            <text:p>0,000787</text:p>
          </table:table-cell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927" calcext:value-type="float">
            <text:p>0,000927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814" calcext:value-type="float">
            <text:p>0,000814</text:p>
          </table:table-cell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929" calcext:value-type="float">
            <text:p>0,000929</text:p>
          </table:table-cell>
          <table:table-cell office:value-type="float" office:value="0.000786" calcext:value-type="float">
            <text:p>0,000786</text:p>
          </table:table-cell>
        </table:table-row>
        <table:table-row table:style-name="ro1">
          <table:table-cell office:value-type="float" office:value="0.000897" calcext:value-type="float">
            <text:p>0,000897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945" calcext:value-type="float">
            <text:p>0,000945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928" calcext:value-type="float">
            <text:p>0,000928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922" calcext:value-type="float">
            <text:p>0,000922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0786" calcext:value-type="float">
            <text:p>0,000786</text:p>
          </table:table-cell>
        </table:table-row>
        <table:table-row table:style-name="ro1">
          <table:table-cell office:value-type="float" office:value="0.000945" calcext:value-type="float">
            <text:p>0,000945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33" calcext:value-type="float">
            <text:p>0,000833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837" calcext:value-type="float">
            <text:p>0,000837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91" calcext:value-type="float">
            <text:p>0,000891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31" calcext:value-type="float">
            <text:p>0,000931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797" calcext:value-type="float">
            <text:p>0,000797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938" calcext:value-type="float">
            <text:p>0,000938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08" calcext:value-type="float">
            <text:p>0,00090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885" calcext:value-type="float">
            <text:p>0,000885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935" calcext:value-type="float">
            <text:p>0,000935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59" calcext:value-type="float">
            <text:p>0,000859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8" calcext:value-type="float">
            <text:p>0,000808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26" calcext:value-type="float">
            <text:p>0,000926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36" calcext:value-type="float">
            <text:p>0,000936</text:p>
          </table:table-cell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12" calcext:value-type="float">
            <text:p>0,00091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33" calcext:value-type="float">
            <text:p>0,000833</text:p>
          </table:table-cell>
        </table:table-row>
        <table:table-row table:style-name="ro1">
          <table:table-cell office:value-type="float" office:value="0.000854" calcext:value-type="float">
            <text:p>0,000854</text:p>
          </table:table-cell>
          <table:table-cell office:value-type="float" office:value="0.000931" calcext:value-type="float">
            <text:p>0,000931</text:p>
          </table:table-cell>
        </table:table-row>
        <table:table-row table:style-name="ro1">
          <table:table-cell office:value-type="float" office:value="0.000936" calcext:value-type="float">
            <text:p>0,000936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936" calcext:value-type="float">
            <text:p>0,000936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868" calcext:value-type="float">
            <text:p>0,000868</text:p>
          </table:table-cell>
          <table:table-cell office:value-type="float" office:value="0.000887" calcext:value-type="float">
            <text:p>0,000887</text:p>
          </table:table-cell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907" calcext:value-type="float">
            <text:p>0,000907</text:p>
          </table:table-cell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918" calcext:value-type="float">
            <text:p>0,000918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0.000886" calcext:value-type="float">
            <text:p>0,000886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61" calcext:value-type="float">
            <text:p>0,000861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1" calcext:value-type="float">
            <text:p>0,00091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36" calcext:value-type="float">
            <text:p>0,000936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99" calcext:value-type="float">
            <text:p>0,000899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809" calcext:value-type="float">
            <text:p>0,000809</text:p>
          </table:table-cell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82" calcext:value-type="float">
            <text:p>0,000782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932" calcext:value-type="float">
            <text:p>0,000932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0.000854" calcext:value-type="float">
            <text:p>0,000854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73" calcext:value-type="float">
            <text:p>0,00077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776" calcext:value-type="float">
            <text:p>0,000776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47" calcext:value-type="float">
            <text:p>0,000747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29" calcext:value-type="float">
            <text:p>0,000729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712" calcext:value-type="float">
            <text:p>0,00071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701" calcext:value-type="float">
            <text:p>0,000701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37" calcext:value-type="float">
            <text:p>0,000837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715" calcext:value-type="float">
            <text:p>0,000715</text:p>
          </table:table-cell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713" calcext:value-type="float">
            <text:p>0,00071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783" calcext:value-type="float">
            <text:p>0,000783</text:p>
          </table:table-cell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808" calcext:value-type="float">
            <text:p>0,000808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694" calcext:value-type="float">
            <text:p>0,000694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4" calcext:value-type="float">
            <text:p>0,000694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772" calcext:value-type="float">
            <text:p>0,000772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74" calcext:value-type="float">
            <text:p>0,00067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 office:value-type="float" office:value="0.000761" calcext:value-type="float">
            <text:p>0,000761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723" calcext:value-type="float">
            <text:p>0,000723</text:p>
          </table:table-cell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838" calcext:value-type="float">
            <text:p>0,000838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852" calcext:value-type="float">
            <text:p>0,000852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table:number-columns-repeated="2" office:value-type="float" office:value="0.000827" calcext:value-type="float">
            <text:p>0,000827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35" calcext:value-type="float">
            <text:p>0,000835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846" calcext:value-type="float">
            <text:p>0,000846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84" calcext:value-type="float">
            <text:p>0,000784</text:p>
          </table:table-cell>
        </table:table-row>
        <table:table-row table:style-name="ro1">
          <table:table-cell office:value-type="float" office:value="0.000404" calcext:value-type="float">
            <text:p>0,000404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732" calcext:value-type="float">
            <text:p>0,00073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563" calcext:value-type="float">
            <text:p>0,000563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734" calcext:value-type="float">
            <text:p>0,000734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35" calcext:value-type="float">
            <text:p>0,000835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52" calcext:value-type="float">
            <text:p>0,000752</text:p>
          </table:table-cell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753" calcext:value-type="float">
            <text:p>0,000753</text:p>
          </table:table-cell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416" calcext:value-type="float">
            <text:p>0,000416</text:p>
          </table:table-cell>
          <table:table-cell office:value-type="float" office:value="0.000687" calcext:value-type="float">
            <text:p>0,000687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53" calcext:value-type="float">
            <text:p>0,00053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62" calcext:value-type="float">
            <text:p>0,000762</text:p>
          </table:table-cell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359" calcext:value-type="float">
            <text:p>0,000359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546" calcext:value-type="float">
            <text:p>0,00054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839" calcext:value-type="float">
            <text:p>0,000839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74" calcext:value-type="float">
            <text:p>0,00074</text:p>
          </table:table-cell>
          <table:table-cell office:value-type="float" office:value="0.000748" calcext:value-type="float">
            <text:p>0,000748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713" calcext:value-type="float">
            <text:p>0,000713</text:p>
          </table:table-cell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358" calcext:value-type="float">
            <text:p>0,000358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29" calcext:value-type="float">
            <text:p>0,000529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383" calcext:value-type="float">
            <text:p>0,000383</text:p>
          </table:table-cell>
          <table:table-cell office:value-type="float" office:value="0.000687" calcext:value-type="float">
            <text:p>0,000687</text:p>
          </table:table-cell>
        </table:table-row>
        <table:table-row table:style-name="ro1">
          <table:table-cell office:value-type="float" office:value="0.000899" calcext:value-type="float">
            <text:p>0,000899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table:number-columns-repeated="2"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61" calcext:value-type="float">
            <text:p>0,00096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6" calcext:value-type="float">
            <text:p>0,00098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03" calcext:value-type="float">
            <text:p>0,000903</text:p>
          </table:table-cell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9" calcext:value-type="float">
            <text:p>0,000949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86" calcext:value-type="float">
            <text:p>0,00098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899" calcext:value-type="float">
            <text:p>0,000899</text:p>
          </table:table-cell>
        </table:table-row>
        <table:table-row table:style-name="ro1">
          <table:table-cell office:value-type="float" office:value="0.000897" calcext:value-type="float">
            <text:p>0,000897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5" calcext:value-type="float">
            <text:p>0,000885</text:p>
          </table:table-cell>
          <table:table-cell office:value-type="float" office:value="0.000955" calcext:value-type="float">
            <text:p>0,000955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898" calcext:value-type="float">
            <text:p>0,000898</text:p>
          </table:table-cell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488" calcext:value-type="float">
            <text:p>0,00048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862" calcext:value-type="float">
            <text:p>0,00086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97" calcext:value-type="float">
            <text:p>0,000897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34" calcext:value-type="float">
            <text:p>0,000934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05" calcext:value-type="float">
            <text:p>0,000905</text:p>
          </table:table-cell>
          <table:table-cell office:value-type="float" office:value="0.000933" calcext:value-type="float">
            <text:p>0,000933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935" calcext:value-type="float">
            <text:p>0,000935</text:p>
          </table:table-cell>
        </table:table-row>
        <table:table-row table:style-name="ro1">
          <table:table-cell office:value-type="float" office:value="0.000896" calcext:value-type="float">
            <text:p>0,000896</text:p>
          </table:table-cell>
          <table:table-cell office:value-type="float" office:value="0.000892" calcext:value-type="float">
            <text:p>0,000892</text:p>
          </table:table-cell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809" calcext:value-type="float">
            <text:p>0,000809</text:p>
          </table:table-cell>
        </table:table-row>
        <table:table-row table:style-name="ro1">
          <table:table-cell office:value-type="float" office:value="0.000917" calcext:value-type="float">
            <text:p>0,000917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91" calcext:value-type="float">
            <text:p>0,000891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34" calcext:value-type="float">
            <text:p>0,000834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72" calcext:value-type="float">
            <text:p>0,000772</text:p>
          </table:table-cell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23" calcext:value-type="float">
            <text:p>0,00092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98" calcext:value-type="float">
            <text:p>0,000898</text:p>
          </table:table-cell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935" calcext:value-type="float">
            <text:p>0,000935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931" calcext:value-type="float">
            <text:p>0,00093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84" calcext:value-type="float">
            <text:p>0,000884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78" calcext:value-type="float">
            <text:p>0,000778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4" calcext:value-type="float">
            <text:p>0,000804</text:p>
          </table:table-cell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4" calcext:value-type="float">
            <text:p>0,000814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773" calcext:value-type="float">
            <text:p>0,000773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809" calcext:value-type="float">
            <text:p>0,000809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27" calcext:value-type="float">
            <text:p>0,000927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64" calcext:value-type="float">
            <text:p>0,00086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8" calcext:value-type="float">
            <text:p>0,000808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914" calcext:value-type="float">
            <text:p>0,000914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927" calcext:value-type="float">
            <text:p>0,000927</text:p>
          </table:table-cell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919" calcext:value-type="float">
            <text:p>0,000919</text:p>
          </table:table-cell>
          <table:table-cell office:value-type="float" office:value="0.000931" calcext:value-type="float">
            <text:p>0,000931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36" calcext:value-type="float">
            <text:p>0,000936</text:p>
          </table:table-cell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902" calcext:value-type="float">
            <text:p>0,000902</text:p>
          </table:table-cell>
        </table:table-row>
        <table:table-row table:style-name="ro1">
          <table:table-cell office:value-type="float" office:value="0.000839" calcext:value-type="float">
            <text:p>0,000839</text:p>
          </table:table-cell>
          <table:table-cell office:value-type="float" office:value="0.000935" calcext:value-type="float">
            <text:p>0,000935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31" calcext:value-type="float">
            <text:p>0,000931</text:p>
          </table:table-cell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 office:value-type="float" office:value="0.000765" calcext:value-type="float">
            <text:p>0,000765</text:p>
          </table:table-cell>
          <table:table-cell office:value-type="float" office:value="0.000934" calcext:value-type="float">
            <text:p>0,000934</text:p>
          </table:table-cell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804" calcext:value-type="float">
            <text:p>0,000804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89" calcext:value-type="float">
            <text:p>0,00089</text:p>
          </table:table-cell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774" calcext:value-type="float">
            <text:p>0,000774</text:p>
          </table:table-cell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747" calcext:value-type="float">
            <text:p>0,000747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57" calcext:value-type="float">
            <text:p>0,000757</text:p>
          </table:table-cell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713" calcext:value-type="float">
            <text:p>0,000713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847" calcext:value-type="float">
            <text:p>0,000847</text:p>
          </table:table-cell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833" calcext:value-type="float">
            <text:p>0,000833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806" calcext:value-type="float">
            <text:p>0,000806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718" calcext:value-type="float">
            <text:p>0,000718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73" calcext:value-type="float">
            <text:p>0,000773</text:p>
          </table:table-cell>
          <table:table-cell office:value-type="float" office:value="0.000772" calcext:value-type="float">
            <text:p>0,000772</text:p>
          </table:table-cell>
        </table:table-row>
        <table:table-row table:style-name="ro1">
          <table:table-cell office:value-type="float" office:value="0.000782" calcext:value-type="float">
            <text:p>0,000782</text:p>
          </table:table-cell>
          <table:table-cell office:value-type="float" office:value="0.000831" calcext:value-type="float">
            <text:p>0,000831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 office:value-type="float" office:value="0.000834" calcext:value-type="float">
            <text:p>0,000834</text:p>
          </table:table-cell>
          <table:table-cell office:value-type="float" office:value="0.000848" calcext:value-type="float">
            <text:p>0,000848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24" calcext:value-type="float">
            <text:p>0,000724</text:p>
          </table:table-cell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721" calcext:value-type="float">
            <text:p>0,000721</text:p>
          </table:table-cell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36" calcext:value-type="float">
            <text:p>0,000836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835" calcext:value-type="float">
            <text:p>0,000835</text:p>
          </table:table-cell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847" calcext:value-type="float">
            <text:p>0,000847</text:p>
          </table:table-cell>
        </table:table-row>
        <table:table-row table:style-name="ro1">
          <table:table-cell office:value-type="float" office:value="0.00074" calcext:value-type="float">
            <text:p>0,00074</text:p>
          </table:table-cell>
          <table:table-cell office:value-type="float" office:value="0.000721" calcext:value-type="float">
            <text:p>0,000721</text:p>
          </table:table-cell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714" calcext:value-type="float">
            <text:p>0,000714</text:p>
          </table:table-cell>
        </table:table-row>
        <table:table-row table:style-name="ro1">
          <table:table-cell office:value-type="float" office:value="0.000787" calcext:value-type="float">
            <text:p>0,000787</text:p>
          </table:table-cell>
          <table:table-cell office:value-type="float" office:value="0.000714" calcext:value-type="float">
            <text:p>0,000714</text:p>
          </table:table-cell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691" calcext:value-type="float">
            <text:p>0,000691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83" calcext:value-type="float">
            <text:p>0,00083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789" calcext:value-type="float">
            <text:p>0,000789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737" calcext:value-type="float">
            <text:p>0,000737</text:p>
          </table:table-cell>
        </table:table-row>
        <table:table-row table:style-name="ro1">
          <table:table-cell office:value-type="float" office:value="0.000723" calcext:value-type="float">
            <text:p>0,000723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845" calcext:value-type="float">
            <text:p>0,000845</text:p>
          </table:table-cell>
        </table:table-row>
        <table:table-row table:style-name="ro1">
          <table:table-cell office:value-type="float" office:value="0.000747" calcext:value-type="float">
            <text:p>0,000747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3" calcext:value-type="float">
            <text:p>0,00083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6" calcext:value-type="float">
            <text:p>0,000836</text:p>
          </table:table-cell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44" calcext:value-type="float">
            <text:p>0,000744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07" calcext:value-type="float">
            <text:p>0,000807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836" calcext:value-type="float">
            <text:p>0,000836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829" calcext:value-type="float">
            <text:p>0,000829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831" calcext:value-type="float">
            <text:p>0,000831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834" calcext:value-type="float">
            <text:p>0,000834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827" calcext:value-type="float">
            <text:p>0,000827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06" calcext:value-type="float">
            <text:p>0,000806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36" calcext:value-type="float">
            <text:p>0,000836</text:p>
          </table:table-cell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845" calcext:value-type="float">
            <text:p>0,000845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691" calcext:value-type="float">
            <text:p>0,00069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6" calcext:value-type="float">
            <text:p>0,000846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772" calcext:value-type="float">
            <text:p>0,000772</text:p>
          </table:table-cell>
          <table:table-cell office:value-type="float" office:value="0.000829" calcext:value-type="float">
            <text:p>0,000829</text:p>
          </table:table-cell>
        </table:table-row>
        <table:table-row table:style-name="ro1">
          <table:table-cell office:value-type="float" office:value="0.000761" calcext:value-type="float">
            <text:p>0,000761</text:p>
          </table:table-cell>
          <table:table-cell office:value-type="float" office:value="0.000805" calcext:value-type="float">
            <text:p>0,000805</text:p>
          </table:table-cell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835" calcext:value-type="float">
            <text:p>0,000835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4" calcext:value-type="float">
            <text:p>0,000834</text:p>
          </table:table-cell>
        </table:table-row>
        <table:table-row table:style-name="ro1">
          <table:table-cell table:number-columns-repeated="2" office:value-type="float" office:value="0.000826" calcext:value-type="float">
            <text:p>0,000826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14" calcext:value-type="float">
            <text:p>0,000814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12" calcext:value-type="float">
            <text:p>0,000712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763" calcext:value-type="float">
            <text:p>0,000763</text:p>
          </table:table-cell>
          <table:table-cell office:value-type="float" office:value="0.000722" calcext:value-type="float">
            <text:p>0,000722</text:p>
          </table:table-cell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526" calcext:value-type="float">
            <text:p>0,000526</text:p>
          </table:table-cell>
          <table:table-cell office:value-type="float" office:value="0.000757" calcext:value-type="float">
            <text:p>0,000757</text:p>
          </table:table-cell>
        </table:table-row>
        <table:table-row table:style-name="ro1">
          <table:table-cell office:value-type="float" office:value="0.000371" calcext:value-type="float">
            <text:p>0,000371</text:p>
          </table:table-cell>
          <table:table-cell office:value-type="float" office:value="0.000735" calcext:value-type="float">
            <text:p>0,000735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table:number-columns-repeated="2"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712" calcext:value-type="float">
            <text:p>0,000712</text:p>
          </table:table-cell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856" calcext:value-type="float">
            <text:p>0,000856</text:p>
          </table:table-cell>
          <table:table-cell office:value-type="float" office:value="0.00077" calcext:value-type="float">
            <text:p>0,00077</text:p>
          </table:table-cell>
        </table:table-row>
        <table:table-row table:style-name="ro1">
          <table:table-cell office:value-type="float" office:value="0.000838" calcext:value-type="float">
            <text:p>0,000838</text:p>
          </table:table-cell>
          <table:table-cell office:value-type="float" office:value="0.000826" calcext:value-type="float">
            <text:p>0,000826</text:p>
          </table:table-cell>
        </table:table-row>
        <table:table-row table:style-name="ro1">
          <table:table-cell office:value-type="float" office:value="0.000319" calcext:value-type="float">
            <text:p>0,000319</text:p>
          </table:table-cell>
          <table:table-cell office:value-type="float" office:value="0.000831" calcext:value-type="float">
            <text:p>0,000831</text:p>
          </table:table-cell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794" calcext:value-type="float">
            <text:p>0,000794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774" calcext:value-type="float">
            <text:p>0,000774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755" calcext:value-type="float">
            <text:p>0,000755</text:p>
          </table:table-cell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346" calcext:value-type="float">
            <text:p>0,000346</text:p>
          </table:table-cell>
          <table:table-cell office:value-type="float" office:value="0.000687" calcext:value-type="float">
            <text:p>0,000687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84" calcext:value-type="float">
            <text:p>0,000684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79" calcext:value-type="float">
            <text:p>0,000679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office:value-type="float" office:value="0.000344" calcext:value-type="float">
            <text:p>0,000344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694" calcext:value-type="float">
            <text:p>0,000694</text:p>
          </table:table-cell>
        </table:table-row>
        <table:table-row table:style-name="ro1">
          <table:table-cell office:value-type="float" office:value="0.000312" calcext:value-type="float">
            <text:p>0,000312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float" office:value="0.000849" calcext:value-type="float">
            <text:p>0,000849</text:p>
          </table:table-cell>
          <table:table-cell office:value-type="float" office:value="0.000722" calcext:value-type="float">
            <text:p>0,000722</text:p>
          </table:table-cell>
        </table:table-row>
        <table:table-row table:style-name="ro1">
          <table:table-cell office:value-type="float" office:value="0.000856" calcext:value-type="float">
            <text:p>0,000856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961" calcext:value-type="float">
            <text:p>0,000961</text:p>
          </table:table-cell>
          <table:table-cell office:value-type="float" office:value="0.000651" calcext:value-type="float">
            <text:p>0,000651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558" calcext:value-type="float">
            <text:p>0,000558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0742" calcext:value-type="float">
            <text:p>0,0007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845" calcext:value-type="float">
            <text:p>0,000845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829" calcext:value-type="float">
            <text:p>0,00082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721" calcext:value-type="float">
            <text:p>0,000721</text:p>
          </table:table-cell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729" calcext:value-type="float">
            <text:p>0,000729</text:p>
          </table:table-cell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761" calcext:value-type="float">
            <text:p>0,000761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36" calcext:value-type="float">
            <text:p>0,000836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719" calcext:value-type="float">
            <text:p>0,00071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471" calcext:value-type="float">
            <text:p>0,000471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783" calcext:value-type="float">
            <text:p>0,000783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6" calcext:value-type="float">
            <text:p>0,00086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89" calcext:value-type="float">
            <text:p>0,00089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56" calcext:value-type="float">
            <text:p>0,000956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986" calcext:value-type="float">
            <text:p>0,000986</text:p>
          </table:table-cell>
          <table:table-cell office:value-type="float" office:value="0.000961" calcext:value-type="float">
            <text:p>0,000961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49" calcext:value-type="float">
            <text:p>0,000949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61" calcext:value-type="float">
            <text:p>0,000961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32" calcext:value-type="float">
            <text:p>0,00093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" calcext:value-type="float">
            <text:p>0,0009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7" calcext:value-type="float">
            <text:p>0,00094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47" calcext:value-type="float">
            <text:p>0,00094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09" calcext:value-type="float">
            <text:p>0,000909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table:number-columns-repeated="2"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table:number-columns-repeated="2"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51" calcext:value-type="float">
            <text:p>0,000951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8" calcext:value-type="float">
            <text:p>0,00094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9" calcext:value-type="float">
            <text:p>0,00097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8" calcext:value-type="float">
            <text:p>0,000978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898" calcext:value-type="float">
            <text:p>0,000898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89" calcext:value-type="float">
            <text:p>0,0008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table:number-columns-repeated="2"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table:number-columns-repeated="2"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6" calcext:value-type="float">
            <text:p>0,00094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5" calcext:value-type="float">
            <text:p>0,00096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</table:table-row>
        <table:table-row table:style-name="ro1">
          <table:table-cell table:number-columns-repeated="2" office:value-type="float" office:value="0.000977" calcext:value-type="float">
            <text:p>0,00097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5" calcext:value-type="float">
            <text:p>0,00096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table:number-columns-repeated="2"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5" calcext:value-type="float">
            <text:p>0,000945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3" calcext:value-type="float">
            <text:p>0,00096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7" calcext:value-type="float">
            <text:p>0,00093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9" calcext:value-type="float">
            <text:p>0,00094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43" calcext:value-type="float">
            <text:p>0,000943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5" calcext:value-type="float">
            <text:p>0,000965</text:p>
          </table:table-cell>
        </table:table-row>
        <table:table-row table:style-name="ro1">
          <table:table-cell office:value-type="float" office:value="0.000976" calcext:value-type="float">
            <text:p>0,000976</text:p>
          </table:table-cell>
          <table:table-cell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/>
        </table:table-row>
      </table:table>
      <table:table table:name="percent8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2" calcext:value-type="float">
            <text:p>0,00087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9" calcext:value-type="float">
            <text:p>0,00086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61" calcext:value-type="float">
            <text:p>0,00086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66" calcext:value-type="float">
            <text:p>0,000866</text:p>
          </table:table-cell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59" calcext:value-type="float">
            <text:p>0,00085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872" calcext:value-type="float">
            <text:p>0,00087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59" calcext:value-type="float">
            <text:p>0,00085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57" calcext:value-type="float">
            <text:p>0,000857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65" calcext:value-type="float">
            <text:p>0,000865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796" calcext:value-type="float">
            <text:p>0,000796</text:p>
          </table:table-cell>
          <table:table-cell office:value-type="float" office:value="0.000782" calcext:value-type="float">
            <text:p>0,000782</text:p>
          </table:table-cell>
        </table:table-row>
        <table:table-row table:style-name="ro1">
          <table:table-cell office:value-type="float" office:value="0.000343" calcext:value-type="float">
            <text:p>0,000343</text:p>
          </table:table-cell>
          <table:table-cell office:value-type="float" office:value="0.000637" calcext:value-type="float">
            <text:p>0,000637</text:p>
          </table:table-cell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872" calcext:value-type="float">
            <text:p>0,000872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846" calcext:value-type="float">
            <text:p>0,000846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762" calcext:value-type="float">
            <text:p>0,000762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809" calcext:value-type="float">
            <text:p>0,000809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48" calcext:value-type="float">
            <text:p>0,000748</text:p>
          </table:table-cell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36" calcext:value-type="float">
            <text:p>0,000736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826" calcext:value-type="float">
            <text:p>0,000826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826" calcext:value-type="float">
            <text:p>0,000826</text:p>
          </table:table-cell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805" calcext:value-type="float">
            <text:p>0,000805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789" calcext:value-type="float">
            <text:p>0,000789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717" calcext:value-type="float">
            <text:p>0,000717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19" calcext:value-type="float">
            <text:p>0,000719</text:p>
          </table:table-cell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732" calcext:value-type="float">
            <text:p>0,000732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table:number-columns-repeated="2" office:value-type="float" office:value="0.000697" calcext:value-type="float">
            <text:p>0,000697</text:p>
          </table:table-cell>
        </table:table-row>
        <table:table-row table:style-name="ro1">
          <table:table-cell table:number-columns-repeated="2"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681" calcext:value-type="float">
            <text:p>0,000681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 office:value-type="float" office:value="0.000685" calcext:value-type="float">
            <text:p>0,000685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1" calcext:value-type="float">
            <text:p>0,000701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35" calcext:value-type="float">
            <text:p>0,000735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42" calcext:value-type="float">
            <text:p>0,000742</text:p>
          </table:table-cell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687" calcext:value-type="float">
            <text:p>0,000687</text:p>
          </table:table-cell>
        </table:table-row>
        <table:table-row table:style-name="ro1">
          <table:table-cell office:value-type="float" office:value="0.00069" calcext:value-type="float">
            <text:p>0,00069</text:p>
          </table:table-cell>
          <table:table-cell office:value-type="float" office:value="0.000723" calcext:value-type="float">
            <text:p>0,000723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6" calcext:value-type="float">
            <text:p>0,00076</text:p>
          </table:table-cell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744" calcext:value-type="float">
            <text:p>0,000744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701" calcext:value-type="float">
            <text:p>0,00070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724" calcext:value-type="float">
            <text:p>0,000724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43" calcext:value-type="float">
            <text:p>0,000743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775" calcext:value-type="float">
            <text:p>0,000775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55" calcext:value-type="float">
            <text:p>0,000755</text:p>
          </table:table-cell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776" calcext:value-type="float">
            <text:p>0,000776</text:p>
          </table:table-cell>
          <table:table-cell office:value-type="float" office:value="0.000603" calcext:value-type="float">
            <text:p>0,000603</text:p>
          </table:table-cell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27" calcext:value-type="float">
            <text:p>0,000627</text:p>
          </table:table-cell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38" calcext:value-type="float">
            <text:p>0,000638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28" calcext:value-type="float">
            <text:p>0,000628</text:p>
          </table:table-cell>
        </table:table-row>
        <table:table-row table:style-name="ro1">
          <table:table-cell office:value-type="float" office:value="0.000612" calcext:value-type="float">
            <text:p>0,000612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624" calcext:value-type="float">
            <text:p>0,000624</text:p>
          </table:table-cell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626" calcext:value-type="float">
            <text:p>0,000626</text:p>
          </table:table-cell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15" calcext:value-type="float">
            <text:p>0,000615</text:p>
          </table:table-cell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598" calcext:value-type="float">
            <text:p>0,000598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607" calcext:value-type="float">
            <text:p>0,000607</text:p>
          </table:table-cell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09" calcext:value-type="float">
            <text:p>0,000609</text:p>
          </table:table-cell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office:value-type="float" office:value="0.000624" calcext:value-type="float">
            <text:p>0,000624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float" office:value="0.000603" calcext:value-type="float">
            <text:p>0,000603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3" calcext:value-type="float">
            <text:p>0,00063</text:p>
          </table:table-cell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24" calcext:value-type="float">
            <text:p>0,000624</text:p>
          </table:table-cell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38" calcext:value-type="float">
            <text:p>0,000638</text:p>
          </table:table-cell>
          <table:table-cell office:value-type="float" office:value="0.000554" calcext:value-type="float">
            <text:p>0,000554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454" calcext:value-type="float">
            <text:p>0,000454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05" calcext:value-type="float">
            <text:p>0,000605</text:p>
          </table:table-cell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237" calcext:value-type="float">
            <text:p>0,000237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552" calcext:value-type="float">
            <text:p>0,000552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office:value-type="float" office:value="0.000601" calcext:value-type="float">
            <text:p>0,000601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447" calcext:value-type="float">
            <text:p>0,000447</text:p>
          </table:table-cell>
        </table:table-row>
        <table:table-row table:style-name="ro1">
          <table:table-cell office:value-type="float" office:value="0.00026" calcext:value-type="float">
            <text:p>0,00026</text:p>
          </table:table-cell>
          <table:table-cell office:value-type="float" office:value="0.000602" calcext:value-type="float">
            <text:p>0,000602</text:p>
          </table:table-cell>
        </table:table-row>
        <table:table-row table:style-name="ro1">
          <table:table-cell office:value-type="float" office:value="0.000431" calcext:value-type="float">
            <text:p>0,000431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93" calcext:value-type="float">
            <text:p>0,000593</text:p>
          </table:table-cell>
        </table:table-row>
        <table:table-row table:style-name="ro1">
          <table:table-cell office:value-type="float" office:value="0.000596" calcext:value-type="float">
            <text:p>0,000596</text:p>
          </table:table-cell>
          <table:table-cell office:value-type="float" office:value="0.000693" calcext:value-type="float">
            <text:p>0,000693</text:p>
          </table:table-cell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598" calcext:value-type="float">
            <text:p>0,000598</text:p>
          </table:table-cell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498" calcext:value-type="float">
            <text:p>0,000498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329" calcext:value-type="float">
            <text:p>0,000329</text:p>
          </table:table-cell>
          <table:table-cell office:value-type="float" office:value="0.000422" calcext:value-type="float">
            <text:p>0,000422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03" calcext:value-type="float">
            <text:p>0,000603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49" calcext:value-type="float">
            <text:p>0,000649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32" calcext:value-type="float">
            <text:p>0,000732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41" calcext:value-type="float">
            <text:p>0,000741</text:p>
          </table:table-cell>
        </table:table-row>
        <table:table-row table:style-name="ro1">
          <table:table-cell office:value-type="float" office:value="0.000745" calcext:value-type="float">
            <text:p>0,000745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745" calcext:value-type="float">
            <text:p>0,000745</text:p>
          </table:table-cell>
          <table:table-cell office:value-type="float" office:value="0.00048" calcext:value-type="float">
            <text:p>0,00048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518" calcext:value-type="float">
            <text:p>0,000518</text:p>
          </table:table-cell>
        </table:table-row>
        <table:table-row table:style-name="ro1">
          <table:table-cell office:value-type="float" office:value="0.000463" calcext:value-type="float">
            <text:p>0,000463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349" calcext:value-type="float">
            <text:p>0,000349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429" calcext:value-type="float">
            <text:p>0,000429</text:p>
          </table:table-cell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726" calcext:value-type="float">
            <text:p>0,000726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807" calcext:value-type="float">
            <text:p>0,000807</text:p>
          </table:table-cell>
        </table:table-row>
        <table:table-row table:style-name="ro1">
          <table:table-cell office:value-type="float" office:value="0.000758" calcext:value-type="float">
            <text:p>0,000758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405" calcext:value-type="float">
            <text:p>0,000405</text:p>
          </table:table-cell>
          <table:table-cell office:value-type="float" office:value="0.000866" calcext:value-type="float">
            <text:p>0,000866</text:p>
          </table:table-cell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2" calcext:value-type="float">
            <text:p>0,00087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" calcext:value-type="float">
            <text:p>0,00087</text:p>
          </table:table-cell>
          <table:table-cell office:value-type="float" office:value="0.000834" calcext:value-type="float">
            <text:p>0,000834</text:p>
          </table:table-cell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792" calcext:value-type="float">
            <text:p>0,000792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14" calcext:value-type="float">
            <text:p>0,000814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784" calcext:value-type="float">
            <text:p>0,000784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47" calcext:value-type="float">
            <text:p>0,00084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5" calcext:value-type="float">
            <text:p>0,00085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358" calcext:value-type="float">
            <text:p>0,00035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55" calcext:value-type="float">
            <text:p>0,000855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33" calcext:value-type="float">
            <text:p>0,000833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785" calcext:value-type="float">
            <text:p>0,000785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718" calcext:value-type="float">
            <text:p>0,00071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681" calcext:value-type="float">
            <text:p>0,000681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762" calcext:value-type="float">
            <text:p>0,000762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table:number-columns-repeated="2" office:value-type="float" office:value="0.000688" calcext:value-type="float">
            <text:p>0,000688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701" calcext:value-type="float">
            <text:p>0,000701</text:p>
          </table:table-cell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87" calcext:value-type="float">
            <text:p>0,000687</text:p>
          </table:table-cell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35" calcext:value-type="float">
            <text:p>0,000735</text:p>
          </table:table-cell>
          <table:table-cell office:value-type="float" office:value="0.000715" calcext:value-type="float">
            <text:p>0,000715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34" calcext:value-type="float">
            <text:p>0,000734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54" calcext:value-type="float">
            <text:p>0,000754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77" calcext:value-type="float">
            <text:p>0,00077</text:p>
          </table:table-cell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752" calcext:value-type="float">
            <text:p>0,000752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749" calcext:value-type="float">
            <text:p>0,000749</text:p>
          </table:table-cell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726" calcext:value-type="float">
            <text:p>0,000726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85" calcext:value-type="float">
            <text:p>0,000785</text:p>
          </table:table-cell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92" calcext:value-type="float">
            <text:p>0,000792</text:p>
          </table:table-cell>
        </table:table-row>
        <table:table-row table:style-name="ro1">
          <table:table-cell office:value-type="float" office:value="0.000753" calcext:value-type="float">
            <text:p>0,000753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804" calcext:value-type="float">
            <text:p>0,000804</text:p>
          </table:table-cell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769" calcext:value-type="float">
            <text:p>0,000769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762" calcext:value-type="float">
            <text:p>0,000762</text:p>
          </table:table-cell>
          <table:table-cell office:value-type="float" office:value="0.000785" calcext:value-type="float">
            <text:p>0,000785</text:p>
          </table:table-cell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706" calcext:value-type="float">
            <text:p>0,000706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755" calcext:value-type="float">
            <text:p>0,000755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743" calcext:value-type="float">
            <text:p>0,000743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73" calcext:value-type="float">
            <text:p>0,000673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09" calcext:value-type="float">
            <text:p>0,000609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table:number-columns-repeated="2" office:value-type="float" office:value="0.000622" calcext:value-type="float">
            <text:p>0,000622</text:p>
          </table:table-cell>
        </table:table-row>
        <table:table-row table:style-name="ro1">
          <table:table-cell table:number-columns-repeated="2"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81" calcext:value-type="float">
            <text:p>0,000681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31" calcext:value-type="float">
            <text:p>0,000631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53" calcext:value-type="float">
            <text:p>0,000653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35" calcext:value-type="float">
            <text:p>0,000635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46" calcext:value-type="float">
            <text:p>0,000646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09" calcext:value-type="float">
            <text:p>0,000709</text:p>
          </table:table-cell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679" calcext:value-type="float">
            <text:p>0,000679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741" calcext:value-type="float">
            <text:p>0,000741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03" calcext:value-type="float">
            <text:p>0,000603</text:p>
          </table:table-cell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735" calcext:value-type="float">
            <text:p>0,000735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05" calcext:value-type="float">
            <text:p>0,000605</text:p>
          </table:table-cell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634" calcext:value-type="float">
            <text:p>0,000634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91" calcext:value-type="float">
            <text:p>0,000691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26" calcext:value-type="float">
            <text:p>0,000726</text:p>
          </table:table-cell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728" calcext:value-type="float">
            <text:p>0,000728</text:p>
          </table:table-cell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26" calcext:value-type="float">
            <text:p>0,000626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609" calcext:value-type="float">
            <text:p>0,000609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595" calcext:value-type="float">
            <text:p>0,000595</text:p>
          </table:table-cell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605" calcext:value-type="float">
            <text:p>0,000605</text:p>
          </table:table-cell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598" calcext:value-type="float">
            <text:p>0,000598</text:p>
          </table:table-cell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03" calcext:value-type="float">
            <text:p>0,000603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37" calcext:value-type="float">
            <text:p>0,000637</text:p>
          </table:table-cell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72" calcext:value-type="float">
            <text:p>0,00072</text:p>
          </table:table-cell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23" calcext:value-type="float">
            <text:p>0,000623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26" calcext:value-type="float">
            <text:p>0,000626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633" calcext:value-type="float">
            <text:p>0,000633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07" calcext:value-type="float">
            <text:p>0,000607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15" calcext:value-type="float">
            <text:p>0,000615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07" calcext:value-type="float">
            <text:p>0,000607</text:p>
          </table:table-cell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734" calcext:value-type="float">
            <text:p>0,000734</text:p>
          </table:table-cell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01" calcext:value-type="float">
            <text:p>0,000601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12" calcext:value-type="float">
            <text:p>0,000612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 office:value-type="float" office:value="0.000624" calcext:value-type="float">
            <text:p>0,000624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31" calcext:value-type="float">
            <text:p>0,000631</text:p>
          </table:table-cell>
        </table:table-row>
        <table:table-row table:style-name="ro1">
          <table:table-cell office:value-type="float" office:value="0.000636" calcext:value-type="float">
            <text:p>0,000636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729" calcext:value-type="float">
            <text:p>0,000729</text:p>
          </table:table-cell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635" calcext:value-type="float">
            <text:p>0,000635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 office:value-type="float" office:value="0.000674" calcext:value-type="float">
            <text:p>0,000674</text:p>
          </table:table-cell>
          <table:table-cell office:value-type="float" office:value="0.000596" calcext:value-type="float">
            <text:p>0,000596</text:p>
          </table:table-cell>
        </table:table-row>
        <table:table-row table:style-name="ro1">
          <table:table-cell office:value-type="float" office:value="0.000266" calcext:value-type="float">
            <text:p>0,000266</text:p>
          </table:table-cell>
          <table:table-cell office:value-type="float" office:value="0.000737" calcext:value-type="float">
            <text:p>0,000737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729" calcext:value-type="float">
            <text:p>0,000729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36" calcext:value-type="float">
            <text:p>0,000736</text:p>
          </table:table-cell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715" calcext:value-type="float">
            <text:p>0,000715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17" calcext:value-type="float">
            <text:p>0,000717</text:p>
          </table:table-cell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668" calcext:value-type="float">
            <text:p>0,000668</text:p>
          </table:table-cell>
        </table:table-row>
        <table:table-row table:style-name="ro1">
          <table:table-cell office:value-type="float" office:value="0.000238" calcext:value-type="float">
            <text:p>0,000238</text:p>
          </table:table-cell>
          <table:table-cell office:value-type="float" office:value="0.000591" calcext:value-type="float">
            <text:p>0,000591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432" calcext:value-type="float">
            <text:p>0,000432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3" calcext:value-type="float">
            <text:p>0,000613</text:p>
          </table:table-cell>
        </table:table-row>
        <table:table-row table:style-name="ro1">
          <table:table-cell office:value-type="float" office:value="0.000609" calcext:value-type="float">
            <text:p>0,000609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22" calcext:value-type="float">
            <text:p>0,00022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486" calcext:value-type="float">
            <text:p>0,000486</text:p>
          </table:table-cell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1" calcext:value-type="float">
            <text:p>0,000611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0276" calcext:value-type="float">
            <text:p>0,000276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float" office:value="0.00039" calcext:value-type="float">
            <text:p>0,00039</text:p>
          </table:table-cell>
          <table:table-cell office:value-type="float" office:value="0.000602" calcext:value-type="float">
            <text:p>0,000602</text:p>
          </table:table-cell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472" calcext:value-type="float">
            <text:p>0,000472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71" calcext:value-type="float">
            <text:p>0,000671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864" calcext:value-type="float">
            <text:p>0,000864</text:p>
          </table:table-cell>
        </table:table-row>
        <table:table-row table:style-name="ro1">
          <table:table-cell office:value-type="float" office:value="0.000741" calcext:value-type="float">
            <text:p>0,00074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871" calcext:value-type="float">
            <text:p>0,000871</text:p>
          </table:table-cell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396" calcext:value-type="float">
            <text:p>0,000396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792" calcext:value-type="float">
            <text:p>0,000792</text:p>
          </table:table-cell>
        </table:table-row>
        <table:table-row table:style-name="ro1">
          <table:table-cell office:value-type="float" office:value="0.000866" calcext:value-type="float">
            <text:p>0,000866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87" calcext:value-type="float">
            <text:p>0,00087</text:p>
          </table:table-cell>
          <table:table-cell office:value-type="float" office:value="0.000864" calcext:value-type="float">
            <text:p>0,000864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763" calcext:value-type="float">
            <text:p>0,000763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57" calcext:value-type="float">
            <text:p>0,000857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table:number-columns-repeated="2"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1" calcext:value-type="float">
            <text:p>0,00085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1" calcext:value-type="float">
            <text:p>0,00087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2" calcext:value-type="float">
            <text:p>0,000872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2" calcext:value-type="float">
            <text:p>0,000872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771" calcext:value-type="float">
            <text:p>0,00077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776" calcext:value-type="float">
            <text:p>0,000776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67" calcext:value-type="float">
            <text:p>0,00086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" calcext:value-type="float">
            <text:p>0,0008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" calcext:value-type="float">
            <text:p>0,0008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9" calcext:value-type="float">
            <text:p>0,000869</text:p>
          </table:table-cell>
          <table:table-cell office:value-type="float" office:value="0.000852" calcext:value-type="float">
            <text:p>0,000852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3" calcext:value-type="float">
            <text:p>0,000853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6" calcext:value-type="float">
            <text:p>0,00087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4" calcext:value-type="float">
            <text:p>0,000874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3" calcext:value-type="float">
            <text:p>0,000883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9" calcext:value-type="float">
            <text:p>0,00085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3" calcext:value-type="float">
            <text:p>0,000883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3" calcext:value-type="float">
            <text:p>0,000883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</table:table-row>
      </table:table>
      <table:table table:name="percent10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9" calcext:value-type="float">
            <text:p>0,0009</text:p>
          </table:table-cell>
          <table:table-cell office:value-type="float" office:value="0.000871" calcext:value-type="float">
            <text:p>0,000871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4" calcext:value-type="float">
            <text:p>0,000834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7" calcext:value-type="float">
            <text:p>0,000837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table:number-columns-repeated="2"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7" calcext:value-type="float">
            <text:p>0,000837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795" calcext:value-type="float">
            <text:p>0,000795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table:number-columns-repeated="2"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833" calcext:value-type="float">
            <text:p>0,000833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table:number-columns-repeated="2"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35" calcext:value-type="float">
            <text:p>0,00083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8" calcext:value-type="float">
            <text:p>0,000838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31" calcext:value-type="float">
            <text:p>0,000831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08" calcext:value-type="float">
            <text:p>0,000808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" calcext:value-type="float">
            <text:p>0,00084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31" calcext:value-type="float">
            <text:p>0,000831</text:p>
          </table:table-cell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73" calcext:value-type="float">
            <text:p>0,000773</text:p>
          </table:table-cell>
        </table:table-row>
        <table:table-row table:style-name="ro1">
          <table:table-cell office:value-type="float" office:value="0.000633" calcext:value-type="float">
            <text:p>0,000633</text:p>
          </table:table-cell>
          <table:table-cell office:value-type="float" office:value="0.00083" calcext:value-type="float">
            <text:p>0,00083</text:p>
          </table:table-cell>
        </table:table-row>
        <table:table-row table:style-name="ro1">
          <table:table-cell office:value-type="float" office:value="0.000326" calcext:value-type="float">
            <text:p>0,000326</text:p>
          </table:table-cell>
          <table:table-cell office:value-type="float" office:value="0.000793" calcext:value-type="float">
            <text:p>0,000793</text:p>
          </table:table-cell>
        </table:table-row>
        <table:table-row table:style-name="ro1">
          <table:table-cell office:value-type="float" office:value="0.000783" calcext:value-type="float">
            <text:p>0,000783</text:p>
          </table:table-cell>
          <table:table-cell office:value-type="float" office:value="0.00054" calcext:value-type="float">
            <text:p>0,00054</text:p>
          </table:table-cell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787" calcext:value-type="float">
            <text:p>0,000787</text:p>
          </table:table-cell>
        </table:table-row>
        <table:table-row table:style-name="ro1">
          <table:table-cell office:value-type="float" office:value="0.000778" calcext:value-type="float">
            <text:p>0,000778</text:p>
          </table:table-cell>
          <table:table-cell office:value-type="float" office:value="0.000785" calcext:value-type="float">
            <text:p>0,000785</text:p>
          </table:table-cell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89" calcext:value-type="float">
            <text:p>0,000789</text:p>
          </table:table-cell>
        </table:table-row>
        <table:table-row table:style-name="ro1">
          <table:table-cell office:value-type="float" office:value="0.000791" calcext:value-type="float">
            <text:p>0,000791</text:p>
          </table:table-cell>
          <table:table-cell office:value-type="float" office:value="0.000771" calcext:value-type="float">
            <text:p>0,000771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86" calcext:value-type="float">
            <text:p>0,000786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" calcext:value-type="float">
            <text:p>0,00079</text:p>
          </table:table-cell>
        </table:table-row>
        <table:table-row table:style-name="ro1">
          <table:table-cell office:value-type="float" office:value="0.000773" calcext:value-type="float">
            <text:p>0,000773</text:p>
          </table:table-cell>
          <table:table-cell office:value-type="float" office:value="0.000789" calcext:value-type="float">
            <text:p>0,000789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67" calcext:value-type="float">
            <text:p>0,000767</text:p>
          </table:table-cell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789" calcext:value-type="float">
            <text:p>0,000789</text:p>
          </table:table-cell>
          <table:table-cell office:value-type="float" office:value="0.00079" calcext:value-type="float">
            <text:p>0,00079</text:p>
          </table:table-cell>
        </table:table-row>
        <table:table-row table:style-name="ro1">
          <table:table-cell office:value-type="float" office:value="0.000791" calcext:value-type="float">
            <text:p>0,000791</text:p>
          </table:table-cell>
          <table:table-cell office:value-type="float" office:value="0.000787" calcext:value-type="float">
            <text:p>0,000787</text:p>
          </table:table-cell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789" calcext:value-type="float">
            <text:p>0,000789</text:p>
          </table:table-cell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771" calcext:value-type="float">
            <text:p>0,000771</text:p>
          </table:table-cell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786" calcext:value-type="float">
            <text:p>0,000786</text:p>
          </table:table-cell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91" calcext:value-type="float">
            <text:p>0,000791</text:p>
          </table:table-cell>
        </table:table-row>
        <table:table-row table:style-name="ro1">
          <table:table-cell office:value-type="float" office:value="0.000758" calcext:value-type="float">
            <text:p>0,00075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78" calcext:value-type="float">
            <text:p>0,000678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73" calcext:value-type="float">
            <text:p>0,000773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73" calcext:value-type="float">
            <text:p>0,000773</text:p>
          </table:table-cell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708" calcext:value-type="float">
            <text:p>0,000708</text:p>
          </table:table-cell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84" calcext:value-type="float">
            <text:p>0,000684</text:p>
          </table:table-cell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77" calcext:value-type="float">
            <text:p>0,00077</text:p>
          </table:table-cell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56" calcext:value-type="float">
            <text:p>0,000656</text:p>
          </table:table-cell>
        </table:table-row>
        <table:table-row table:style-name="ro1">
          <table:table-cell table:number-columns-repeated="2"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55" calcext:value-type="float">
            <text:p>0,000655</text:p>
          </table:table-cell>
        </table:table-row>
        <table:table-row table:style-name="ro1">
          <table:table-cell office:value-type="float" office:value="0.000772" calcext:value-type="float">
            <text:p>0,000772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657" calcext:value-type="float">
            <text:p>0,000657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table:number-columns-repeated="2" office:value-type="float" office:value="0.000666" calcext:value-type="float">
            <text:p>0,000666</text:p>
          </table:table-cell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778" calcext:value-type="float">
            <text:p>0,000778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771" calcext:value-type="float">
            <text:p>0,000771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663" calcext:value-type="float">
            <text:p>0,000663</text:p>
          </table:table-cell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float" office:value="0.000774" calcext:value-type="float">
            <text:p>0,000774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747" calcext:value-type="float">
            <text:p>0,000747</text:p>
          </table:table-cell>
          <table:table-cell office:value-type="float" office:value="0.000772" calcext:value-type="float">
            <text:p>0,000772</text:p>
          </table:table-cell>
        </table:table-row>
        <table:table-row table:style-name="ro1">
          <table:table-cell office:value-type="float" office:value="0.000771" calcext:value-type="float">
            <text:p>0,000771</text:p>
          </table:table-cell>
          <table:table-cell office:value-type="float" office:value="0.000752" calcext:value-type="float">
            <text:p>0,000752</text:p>
          </table:table-cell>
        </table:table-row>
        <table:table-row table:style-name="ro1">
          <table:table-cell table:number-columns-repeated="2" office:value-type="float" office:value="0.000771" calcext:value-type="float">
            <text:p>0,000771</text:p>
          </table:table-cell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685" calcext:value-type="float">
            <text:p>0,000685</text:p>
          </table:table-cell>
          <table:table-cell office:value-type="float" office:value="0.000684" calcext:value-type="float">
            <text:p>0,000684</text:p>
          </table:table-cell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656" calcext:value-type="float">
            <text:p>0,000656</text:p>
          </table:table-cell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665" calcext:value-type="float">
            <text:p>0,000665</text:p>
          </table:table-cell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6" calcext:value-type="float">
            <text:p>0,000646</text:p>
          </table:table-cell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79" calcext:value-type="float">
            <text:p>0,000679</text:p>
          </table:table-cell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771" calcext:value-type="float">
            <text:p>0,000771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66" calcext:value-type="float">
            <text:p>0,000666</text:p>
          </table:table-cell>
        </table:table-row>
        <table:table-row table:style-name="ro1">
          <table:table-cell office:value-type="float" office:value="0.000659" calcext:value-type="float">
            <text:p>0,000659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66" calcext:value-type="float">
            <text:p>0,000666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57" calcext:value-type="float">
            <text:p>0,000657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721" calcext:value-type="float">
            <text:p>0,000721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77" calcext:value-type="float">
            <text:p>0,000677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table:number-columns-repeated="2"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59" calcext:value-type="float">
            <text:p>0,000659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7" calcext:value-type="float">
            <text:p>0,000667</text:p>
          </table:table-cell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51" calcext:value-type="float">
            <text:p>0,000651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612" calcext:value-type="float">
            <text:p>0,000612</text:p>
          </table:table-cell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591" calcext:value-type="float">
            <text:p>0,000591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562" calcext:value-type="float">
            <text:p>0,000562</text:p>
          </table:table-cell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64" calcext:value-type="float">
            <text:p>0,00064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67" calcext:value-type="float">
            <text:p>0,000567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586" calcext:value-type="float">
            <text:p>0,000586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667" calcext:value-type="float">
            <text:p>0,000667</text:p>
          </table:table-cell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21" calcext:value-type="float">
            <text:p>0,000621</text:p>
          </table:table-cell>
        </table:table-row>
        <table:table-row table:style-name="ro1">
          <table:table-cell office:value-type="float" office:value="0.000629" calcext:value-type="float">
            <text:p>0,000629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0.000598" calcext:value-type="float">
            <text:p>0,000598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591" calcext:value-type="float">
            <text:p>0,000591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66" calcext:value-type="float">
            <text:p>0,000566</text:p>
          </table:table-cell>
        </table:table-row>
        <table:table-row table:style-name="ro1">
          <table:table-cell office:value-type="float" office:value="0.000638" calcext:value-type="float">
            <text:p>0,000638</text:p>
          </table:table-cell>
          <table:table-cell office:value-type="float" office:value="0.00059" calcext:value-type="float">
            <text:p>0,00059</text:p>
          </table:table-cell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65" calcext:value-type="float">
            <text:p>0,000565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0.000586" calcext:value-type="float">
            <text:p>0,000586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87" calcext:value-type="float">
            <text:p>0,000587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58" calcext:value-type="float">
            <text:p>0,000558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562" calcext:value-type="float">
            <text:p>0,000562</text:p>
          </table:table-cell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15" calcext:value-type="float">
            <text:p>0,000615</text:p>
          </table:table-cell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693" calcext:value-type="float">
            <text:p>0,000693</text:p>
          </table:table-cell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664" calcext:value-type="float">
            <text:p>0,000664</text:p>
          </table:table-cell>
        </table:table-row>
        <table:table-row table:style-name="ro1">
          <table:table-cell office:value-type="float" office:value="0.00068" calcext:value-type="float">
            <text:p>0,00068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671" calcext:value-type="float">
            <text:p>0,000671</text:p>
          </table:table-cell>
        </table:table-row>
        <table:table-row table:style-name="ro1">
          <table:table-cell office:value-type="float" office:value="0.000602" calcext:value-type="float">
            <text:p>0,000602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0.000251" calcext:value-type="float">
            <text:p>0,000251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491" calcext:value-type="float">
            <text:p>0,000491</text:p>
          </table:table-cell>
          <table:table-cell office:value-type="float" office:value="0.000656" calcext:value-type="float">
            <text:p>0,000656</text:p>
          </table:table-cell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3" calcext:value-type="float">
            <text:p>0,000693</text:p>
          </table:table-cell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626" calcext:value-type="float">
            <text:p>0,000626</text:p>
          </table:table-cell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372" calcext:value-type="float">
            <text:p>0,000372</text:p>
          </table:table-cell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629" calcext:value-type="float">
            <text:p>0,000629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07" calcext:value-type="float">
            <text:p>0,000607</text:p>
          </table:table-cell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65" calcext:value-type="float">
            <text:p>0,000565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25" calcext:value-type="float">
            <text:p>0,00025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382" calcext:value-type="float">
            <text:p>0,000382</text:p>
          </table:table-cell>
          <table:table-cell office:value-type="float" office:value="0.00041" calcext:value-type="float">
            <text:p>0,00041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586" calcext:value-type="float">
            <text:p>0,000586</text:p>
          </table:table-cell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62" calcext:value-type="float">
            <text:p>0,000562</text:p>
          </table:table-cell>
        </table:table-row>
        <table:table-row table:style-name="ro1">
          <table:table-cell office:value-type="float" office:value="0.000369" calcext:value-type="float">
            <text:p>0,000369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256" calcext:value-type="float">
            <text:p>0,000256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37" calcext:value-type="float">
            <text:p>0,00037</text:p>
          </table:table-cell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582" calcext:value-type="float">
            <text:p>0,000582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586" calcext:value-type="float">
            <text:p>0,000586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332" calcext:value-type="float">
            <text:p>0,000332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274" calcext:value-type="float">
            <text:p>0,000274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397" calcext:value-type="float">
            <text:p>0,000397</text:p>
          </table:table-cell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 office:value-type="float" office:value="0.000585" calcext:value-type="float">
            <text:p>0,000585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61" calcext:value-type="float">
            <text:p>0,000561</text:p>
          </table:table-cell>
        </table:table-row>
        <table:table-row table:style-name="ro1">
          <table:table-cell office:value-type="float" office:value="0.000385" calcext:value-type="float">
            <text:p>0,000385</text:p>
          </table:table-cell>
          <table:table-cell office:value-type="float" office:value="0.000626" calcext:value-type="float">
            <text:p>0,000626</text:p>
          </table:table-cell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69" calcext:value-type="float">
            <text:p>0,00069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434" calcext:value-type="float">
            <text:p>0,000434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688" calcext:value-type="float">
            <text:p>0,000688</text:p>
          </table:table-cell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4" calcext:value-type="float">
            <text:p>0,00074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749" calcext:value-type="float">
            <text:p>0,00074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697" calcext:value-type="float">
            <text:p>0,000697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53" calcext:value-type="float">
            <text:p>0,00065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653" calcext:value-type="float">
            <text:p>0,00065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65" calcext:value-type="float">
            <text:p>0,000765</text:p>
          </table:table-cell>
          <table:table-cell office:value-type="float" office:value="0.000766" calcext:value-type="float">
            <text:p>0,000766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21" calcext:value-type="float">
            <text:p>0,0007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394" calcext:value-type="float">
            <text:p>0,00039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435" calcext:value-type="float">
            <text:p>0,00043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538" calcext:value-type="float">
            <text:p>0,000538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646" calcext:value-type="float">
            <text:p>0,000646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68" calcext:value-type="float">
            <text:p>0,000668</text:p>
          </table:table-cell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747" calcext:value-type="float">
            <text:p>0,000747</text:p>
          </table:table-cell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7" calcext:value-type="float">
            <text:p>0,00077</text:p>
          </table:table-cell>
        </table:table-row>
        <table:table-row table:style-name="ro1">
          <table:table-cell office:value-type="float" office:value="0.000669" calcext:value-type="float">
            <text:p>0,000669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724" calcext:value-type="float">
            <text:p>0,000724</text:p>
          </table:table-cell>
        </table:table-row>
        <table:table-row table:style-name="ro1">
          <table:table-cell office:value-type="float" office:value="0.000725" calcext:value-type="float">
            <text:p>0,000725</text:p>
          </table:table-cell>
          <table:table-cell office:value-type="float" office:value="0.000657" calcext:value-type="float">
            <text:p>0,000657</text:p>
          </table:table-cell>
        </table:table-row>
        <table:table-row table:style-name="ro1">
          <table:table-cell office:value-type="float" office:value="0.00076" calcext:value-type="float">
            <text:p>0,00076</text:p>
          </table:table-cell>
          <table:table-cell office:value-type="float" office:value="0.000742" calcext:value-type="float">
            <text:p>0,000742</text:p>
          </table:table-cell>
        </table:table-row>
        <table:table-row table:style-name="ro1">
          <table:table-cell office:value-type="float" office:value="0.000683" calcext:value-type="float">
            <text:p>0,000683</text:p>
          </table:table-cell>
          <table:table-cell office:value-type="float" office:value="0.00076" calcext:value-type="float">
            <text:p>0,00076</text:p>
          </table:table-cell>
        </table:table-row>
        <table:table-row table:style-name="ro1">
          <table:table-cell office:value-type="float" office:value="0.00064" calcext:value-type="float">
            <text:p>0,00064</text:p>
          </table:table-cell>
          <table:table-cell office:value-type="float" office:value="0.000713" calcext:value-type="float">
            <text:p>0,000713</text:p>
          </table:table-cell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735" calcext:value-type="float">
            <text:p>0,000735</text:p>
          </table:table-cell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49" calcext:value-type="float">
            <text:p>0,000649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49" calcext:value-type="float">
            <text:p>0,000649</text:p>
          </table:table-cell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747" calcext:value-type="float">
            <text:p>0,000747</text:p>
          </table:table-cell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94" calcext:value-type="float">
            <text:p>0,000694</text:p>
          </table:table-cell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46" calcext:value-type="float">
            <text:p>0,000646</text:p>
          </table:table-cell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46" calcext:value-type="float">
            <text:p>0,000646</text:p>
          </table:table-cell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64" calcext:value-type="float">
            <text:p>0,00064</text:p>
          </table:table-cell>
        </table:table-row>
        <table:table-row table:style-name="ro1">
          <table:table-cell office:value-type="float" office:value="0.000659" calcext:value-type="float">
            <text:p>0,000659</text:p>
          </table:table-cell>
          <table:table-cell office:value-type="float" office:value="0.000652" calcext:value-type="float">
            <text:p>0,000652</text:p>
          </table:table-cell>
        </table:table-row>
        <table:table-row table:style-name="ro1">
          <table:table-cell office:value-type="float" office:value="0.000644" calcext:value-type="float">
            <text:p>0,000644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48" calcext:value-type="float">
            <text:p>0,000648</text:p>
          </table:table-cell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64" calcext:value-type="float">
            <text:p>0,00064</text:p>
          </table:table-cell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52" calcext:value-type="float">
            <text:p>0,000652</text:p>
          </table:table-cell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57" calcext:value-type="float">
            <text:p>0,000657</text:p>
          </table:table-cell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79" calcext:value-type="float">
            <text:p>0,000679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768" calcext:value-type="float">
            <text:p>0,000768</text:p>
          </table:table-cell>
        </table:table-row>
        <table:table-row table:style-name="ro1">
          <table:table-cell office:value-type="float" office:value="0.000673" calcext:value-type="float">
            <text:p>0,000673</text:p>
          </table:table-cell>
          <table:table-cell office:value-type="float" office:value="0.000669" calcext:value-type="float">
            <text:p>0,000669</text:p>
          </table:table-cell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96" calcext:value-type="float">
            <text:p>0,000696</text:p>
          </table:table-cell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766" calcext:value-type="float">
            <text:p>0,000766</text:p>
          </table:table-cell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765" calcext:value-type="float">
            <text:p>0,000765</text:p>
          </table:table-cell>
        </table:table-row>
        <table:table-row table:style-name="ro1">
          <table:table-cell office:value-type="float" office:value="0.000609" calcext:value-type="float">
            <text:p>0,000609</text:p>
          </table:table-cell>
          <table:table-cell office:value-type="float" office:value="0.000746" calcext:value-type="float">
            <text:p>0,000746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0.000582" calcext:value-type="float">
            <text:p>0,000582</text:p>
          </table:table-cell>
          <table:table-cell office:value-type="float" office:value="0.000638" calcext:value-type="float">
            <text:p>0,000638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53" calcext:value-type="float">
            <text:p>0,000653</text:p>
          </table:table-cell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54" calcext:value-type="float">
            <text:p>0,000654</text:p>
          </table:table-cell>
        </table:table-row>
        <table:table-row table:style-name="ro1">
          <table:table-cell office:value-type="float" office:value="0.000636" calcext:value-type="float">
            <text:p>0,000636</text:p>
          </table:table-cell>
          <table:table-cell office:value-type="float" office:value="0.000654" calcext:value-type="float">
            <text:p>0,000654</text:p>
          </table:table-cell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96" calcext:value-type="float">
            <text:p>0,000596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63" calcext:value-type="float">
            <text:p>0,000563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67" calcext:value-type="float">
            <text:p>0,000567</text:p>
          </table:table-cell>
        </table:table-row>
        <table:table-row table:style-name="ro1">
          <table:table-cell office:value-type="float" office:value="0.000558" calcext:value-type="float">
            <text:p>0,000558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587" calcext:value-type="float">
            <text:p>0,000587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81" calcext:value-type="float">
            <text:p>0,000581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652" calcext:value-type="float">
            <text:p>0,000652</text:p>
          </table:table-cell>
        </table:table-row>
        <table:table-row table:style-name="ro1">
          <table:table-cell table:number-columns-repeated="2"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562" calcext:value-type="float">
            <text:p>0,000562</text:p>
          </table:table-cell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554" calcext:value-type="float">
            <text:p>0,000554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9" calcext:value-type="float">
            <text:p>0,00059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58" calcext:value-type="float">
            <text:p>0,000658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678" calcext:value-type="float">
            <text:p>0,000678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674" calcext:value-type="float">
            <text:p>0,000674</text:p>
          </table:table-cell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684" calcext:value-type="float">
            <text:p>0,000684</text:p>
          </table:table-cell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table:number-columns-repeated="2"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563" calcext:value-type="float">
            <text:p>0,000563</text:p>
          </table:table-cell>
        </table:table-row>
        <table:table-row table:style-name="ro1">
          <table:table-cell office:value-type="float" office:value="0.000626" calcext:value-type="float">
            <text:p>0,000626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table:number-columns-repeated="2"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602" calcext:value-type="float">
            <text:p>0,000602</text:p>
          </table:table-cell>
          <table:table-cell office:value-type="float" office:value="0.000561" calcext:value-type="float">
            <text:p>0,000561</text:p>
          </table:table-cell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565" calcext:value-type="float">
            <text:p>0,000565</text:p>
          </table:table-cell>
        </table:table-row>
        <table:table-row table:style-name="ro1">
          <table:table-cell office:value-type="float" office:value="0.000667" calcext:value-type="float">
            <text:p>0,000667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68" calcext:value-type="float">
            <text:p>0,00068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679" calcext:value-type="float">
            <text:p>0,000679</text:p>
          </table:table-cell>
          <table:table-cell office:value-type="float" office:value="0.000555" calcext:value-type="float">
            <text:p>0,000555</text:p>
          </table:table-cell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562" calcext:value-type="float">
            <text:p>0,000562</text:p>
          </table:table-cell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596" calcext:value-type="float">
            <text:p>0,000596</text:p>
          </table:table-cell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49" calcext:value-type="float">
            <text:p>0,000649</text:p>
          </table:table-cell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628" calcext:value-type="float">
            <text:p>0,000628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float" office:value="0.000596" calcext:value-type="float">
            <text:p>0,000596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69" calcext:value-type="float">
            <text:p>0,00069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 office:value-type="float" office:value="0.000554" calcext:value-type="float">
            <text:p>0,000554</text:p>
          </table:table-cell>
          <table:table-cell office:value-type="float" office:value="0.000634" calcext:value-type="float">
            <text:p>0,000634</text:p>
          </table:table-cell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79" calcext:value-type="float">
            <text:p>0,000679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office:value-type="float" office:value="0.000592" calcext:value-type="float">
            <text:p>0,000592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66" calcext:value-type="float">
            <text:p>0,000566</text:p>
          </table:table-cell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58" calcext:value-type="float">
            <text:p>0,000558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office:value-type="float" office:value="0.000228" calcext:value-type="float">
            <text:p>0,000228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382" calcext:value-type="float">
            <text:p>0,000382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67" calcext:value-type="float">
            <text:p>0,000567</text:p>
          </table:table-cell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556" calcext:value-type="float">
            <text:p>0,000556</text:p>
          </table:table-cell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416" calcext:value-type="float">
            <text:p>0,000416</text:p>
          </table:table-cell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537" calcext:value-type="float">
            <text:p>0,000537</text:p>
          </table:table-cell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571" calcext:value-type="float">
            <text:p>0,000571</text:p>
          </table:table-cell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 office:value-type="float" office:value="0.000557" calcext:value-type="float">
            <text:p>0,000557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193" calcext:value-type="float">
            <text:p>0,000193</text:p>
          </table:table-cell>
          <table:table-cell office:value-type="float" office:value="0.000582" calcext:value-type="float">
            <text:p>0,000582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7" calcext:value-type="float">
            <text:p>0,000577</text:p>
          </table:table-cell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02" calcext:value-type="float">
            <text:p>0,000602</text:p>
          </table:table-cell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602" calcext:value-type="float">
            <text:p>0,000602</text:p>
          </table:table-cell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601" calcext:value-type="float">
            <text:p>0,000601</text:p>
          </table:table-cell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92" calcext:value-type="float">
            <text:p>0,000592</text:p>
          </table:table-cell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0.000558" calcext:value-type="float">
            <text:p>0,000558</text:p>
          </table:table-cell>
          <table:table-cell office:value-type="float" office:value="0.000619" calcext:value-type="float">
            <text:p>0,000619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float" office:value="0.000453" calcext:value-type="float">
            <text:p>0,000453</text:p>
          </table:table-cell>
          <table:table-cell office:value-type="float" office:value="0.000502" calcext:value-type="float">
            <text:p>0,000502</text:p>
          </table:table-cell>
        </table:table-row>
        <table:table-row table:style-name="ro1">
          <table:table-cell office:value-type="float" office:value="0.000211" calcext:value-type="float">
            <text:p>0,000211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684" calcext:value-type="float">
            <text:p>0,000684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99" calcext:value-type="float">
            <text:p>0,000699</text:p>
          </table:table-cell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676" calcext:value-type="float">
            <text:p>0,000676</text:p>
          </table:table-cell>
        </table:table-row>
        <table:table-row table:style-name="ro1">
          <table:table-cell office:value-type="float" office:value="0.000562" calcext:value-type="float">
            <text:p>0,000562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694" calcext:value-type="float">
            <text:p>0,000694</text:p>
          </table:table-cell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8" calcext:value-type="float">
            <text:p>0,00068</text:p>
          </table:table-cell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691" calcext:value-type="float">
            <text:p>0,000691</text:p>
          </table:table-cell>
        </table:table-row>
        <table:table-row table:style-name="ro1">
          <table:table-cell office:value-type="float" office:value="0.000395" calcext:value-type="float">
            <text:p>0,000395</text:p>
          </table:table-cell>
          <table:table-cell office:value-type="float" office:value="0.000669" calcext:value-type="float">
            <text:p>0,000669</text:p>
          </table:table-cell>
        </table:table-row>
        <table:table-row table:style-name="ro1">
          <table:table-cell office:value-type="float" office:value="0.00022" calcext:value-type="float">
            <text:p>0,00022</text:p>
          </table:table-cell>
          <table:table-cell office:value-type="float" office:value="0.000695" calcext:value-type="float">
            <text:p>0,000695</text:p>
          </table:table-cell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47" calcext:value-type="float">
            <text:p>0,000647</text:p>
          </table:table-cell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03" calcext:value-type="float">
            <text:p>0,000603</text:p>
          </table:table-cell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float" office:value="0.000592" calcext:value-type="float">
            <text:p>0,000592</text:p>
          </table:table-cell>
          <table:table-cell office:value-type="float" office:value="0.000688" calcext:value-type="float">
            <text:p>0,000688</text:p>
          </table:table-cell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25" calcext:value-type="float">
            <text:p>0,000525</text:p>
          </table:table-cell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37" calcext:value-type="float">
            <text:p>0,000537</text:p>
          </table:table-cell>
        </table:table-row>
        <table:table-row table:style-name="ro1">
          <table:table-cell office:value-type="float" office:value="0.000556" calcext:value-type="float">
            <text:p>0,000556</text:p>
          </table:table-cell>
          <table:table-cell office:value-type="float" office:value="0.000574" calcext:value-type="float">
            <text:p>0,000574</text:p>
          </table:table-cell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0.000429" calcext:value-type="float">
            <text:p>0,000429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58" calcext:value-type="float">
            <text:p>0,00058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592" calcext:value-type="float">
            <text:p>0,00059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669" calcext:value-type="float">
            <text:p>0,000669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666" calcext:value-type="float">
            <text:p>0,000666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89" calcext:value-type="float">
            <text:p>0,000689</text:p>
          </table:table-cell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496" calcext:value-type="float">
            <text:p>0,000496</text:p>
          </table:table-cell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81" calcext:value-type="float">
            <text:p>0,000681</text:p>
          </table:table-cell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83" calcext:value-type="float">
            <text:p>0,000683</text:p>
          </table:table-cell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629" calcext:value-type="float">
            <text:p>0,000629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567" calcext:value-type="float">
            <text:p>0,000567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567" calcext:value-type="float">
            <text:p>0,000567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57" calcext:value-type="float">
            <text:p>0,000557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78" calcext:value-type="float">
            <text:p>0,000578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366" calcext:value-type="float">
            <text:p>0,000366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733" calcext:value-type="float">
            <text:p>0,00073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9" calcext:value-type="float">
            <text:p>0,00080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53" calcext:value-type="float">
            <text:p>0,00075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36" calcext:value-type="float">
            <text:p>0,000736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55" calcext:value-type="float">
            <text:p>0,000755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3" calcext:value-type="float">
            <text:p>0,000813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797" calcext:value-type="float">
            <text:p>0,000797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798" calcext:value-type="float">
            <text:p>0,000798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795" calcext:value-type="float">
            <text:p>0,00079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769" calcext:value-type="float">
            <text:p>0,00076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19" calcext:value-type="float">
            <text:p>0,000719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" calcext:value-type="float">
            <text:p>0,0007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96" calcext:value-type="float">
            <text:p>0,000796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796" calcext:value-type="float">
            <text:p>0,00079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2" calcext:value-type="float">
            <text:p>0,00081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1" calcext:value-type="float">
            <text:p>0,00081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2" calcext:value-type="float">
            <text:p>0,000802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table:number-columns-repeated="2"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9" calcext:value-type="float">
            <text:p>0,00079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95" calcext:value-type="float">
            <text:p>0,000795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1" calcext:value-type="float">
            <text:p>0,0008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99" calcext:value-type="float">
            <text:p>0,000799</text:p>
          </table:table-cell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82" calcext:value-type="float">
            <text:p>0,00082</text:p>
          </table:table-cell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" calcext:value-type="float">
            <text:p>0,0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8:38:46.306408635</meta:creation-date>
    <dc:date>2021-01-10T18:55:15.371097726</dc:date>
    <meta:editing-duration>PT16M29S</meta:editing-duration>
    <meta:editing-cycles>5</meta:editing-cycles>
    <meta:generator>LibreOffice/6.0.7.3$Linux_X86_64 LibreOffice_project/00m0$Build-3</meta:generator>
    <meta:document-statistic meta:table-count="4" meta:cell-count="13520" meta:object-count="0"/>
  </office:meta>
</office:document-meta>
</file>